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eea2" officeooo:paragraph-rsid="0007eea2"/>
    </style:style>
    <style:style style:name="P2" style:family="paragraph" style:parent-style-name="Standard">
      <style:text-properties officeooo:rsid="0007eea2" officeooo:paragraph-rsid="000cd020"/>
    </style:style>
    <style:style style:name="P3" style:family="paragraph" style:parent-style-name="Standard">
      <style:text-properties officeooo:rsid="0007eea2" officeooo:paragraph-rsid="00100b3a"/>
    </style:style>
    <style:style style:name="P4" style:family="paragraph" style:parent-style-name="Standard">
      <style:text-properties officeooo:rsid="0007eea2" officeooo:paragraph-rsid="0033e11e"/>
    </style:style>
    <style:style style:name="P5" style:family="paragraph" style:parent-style-name="Standard">
      <style:text-properties officeooo:rsid="0007eea2" officeooo:paragraph-rsid="00605b1f"/>
    </style:style>
    <style:style style:name="P6" style:family="paragraph" style:parent-style-name="Standard">
      <style:text-properties officeooo:rsid="0007eea2" officeooo:paragraph-rsid="00321c49"/>
    </style:style>
    <style:style style:name="P7" style:family="paragraph" style:parent-style-name="Standard">
      <style:text-properties officeooo:rsid="0007eea2" officeooo:paragraph-rsid="000edd1c"/>
    </style:style>
    <style:style style:name="P8" style:family="paragraph" style:parent-style-name="Standard">
      <style:text-properties officeooo:rsid="0007eea2" officeooo:paragraph-rsid="01779f62"/>
    </style:style>
    <style:style style:name="P9" style:family="paragraph" style:parent-style-name="Standard">
      <style:text-properties officeooo:rsid="0007eea2" officeooo:paragraph-rsid="0039c921"/>
    </style:style>
    <style:style style:name="P10" style:family="paragraph" style:parent-style-name="Standard">
      <style:text-properties officeooo:rsid="0007eea2" officeooo:paragraph-rsid="01951d5a"/>
    </style:style>
    <style:style style:name="P11" style:family="paragraph" style:parent-style-name="Standard">
      <style:text-properties officeooo:rsid="0007eea2" officeooo:paragraph-rsid="0196b66e"/>
    </style:style>
    <style:style style:name="P12" style:family="paragraph" style:parent-style-name="Standard">
      <style:text-properties officeooo:rsid="0007eea2" officeooo:paragraph-rsid="00c3e718"/>
    </style:style>
    <style:style style:name="P13" style:family="paragraph" style:parent-style-name="Standard">
      <style:text-properties officeooo:rsid="0007eea2" officeooo:paragraph-rsid="01c1f76c"/>
    </style:style>
    <style:style style:name="P14" style:family="paragraph" style:parent-style-name="Standard">
      <style:text-properties officeooo:rsid="0007eea2" officeooo:paragraph-rsid="01c7221c"/>
    </style:style>
    <style:style style:name="P15" style:family="paragraph" style:parent-style-name="Standard">
      <style:text-properties officeooo:rsid="0007eea2" officeooo:paragraph-rsid="01c74730"/>
    </style:style>
    <style:style style:name="P16" style:family="paragraph" style:parent-style-name="Standard">
      <style:text-properties officeooo:rsid="0007eea2" officeooo:paragraph-rsid="022702ac"/>
    </style:style>
    <style:style style:name="P17" style:family="paragraph" style:parent-style-name="Standard">
      <style:text-properties officeooo:rsid="0007eea2" officeooo:paragraph-rsid="005afa8f"/>
    </style:style>
    <style:style style:name="P18" style:family="paragraph" style:parent-style-name="Standard">
      <style:text-properties officeooo:rsid="0007eea2" officeooo:paragraph-rsid="024cae53"/>
    </style:style>
    <style:style style:name="P19" style:family="paragraph" style:parent-style-name="Standard">
      <style:text-properties officeooo:rsid="0007eea2" officeooo:paragraph-rsid="0256ca23"/>
    </style:style>
    <style:style style:name="P20" style:family="paragraph" style:parent-style-name="Standard">
      <style:text-properties officeooo:rsid="000a0a43" officeooo:paragraph-rsid="0066a0c7"/>
    </style:style>
    <style:style style:name="P21" style:family="paragraph" style:parent-style-name="Standard">
      <style:text-properties officeooo:rsid="0017a495" officeooo:paragraph-rsid="0017a495"/>
    </style:style>
    <style:style style:name="P22" style:family="paragraph" style:parent-style-name="Standard">
      <style:text-properties officeooo:rsid="001b7fac" officeooo:paragraph-rsid="001b7fac"/>
    </style:style>
    <style:style style:name="P23" style:family="paragraph" style:parent-style-name="Standard">
      <style:text-properties officeooo:rsid="001b7fac" officeooo:paragraph-rsid="002bc482"/>
    </style:style>
    <style:style style:name="P24" style:family="paragraph" style:parent-style-name="Standard">
      <style:text-properties officeooo:rsid="00258b35" officeooo:paragraph-rsid="00258b35"/>
    </style:style>
    <style:style style:name="P25" style:family="paragraph" style:parent-style-name="Standard">
      <style:text-properties fo:font-weight="normal" officeooo:rsid="013272cf" officeooo:paragraph-rsid="0194e83d" style:font-weight-asian="normal" style:font-weight-complex="normal"/>
    </style:style>
    <style:style style:name="P26" style:family="paragraph" style:parent-style-name="Standard">
      <style:text-properties fo:font-weight="normal" officeooo:rsid="013272cf" officeooo:paragraph-rsid="0168d8c8" style:font-weight-asian="normal" style:font-weight-complex="normal"/>
    </style:style>
    <style:style style:name="P27" style:family="paragraph" style:parent-style-name="Standard">
      <style:text-properties fo:font-weight="normal" officeooo:rsid="013272cf" officeooo:paragraph-rsid="017f2d8f" style:font-weight-asian="normal" style:font-weight-complex="normal"/>
    </style:style>
    <style:style style:name="P28" style:family="paragraph" style:parent-style-name="Standard">
      <style:text-properties fo:font-weight="normal" officeooo:rsid="00374841" officeooo:paragraph-rsid="01c1f76c" style:font-weight-asian="normal" style:font-weight-complex="normal"/>
    </style:style>
    <style:style style:name="P29" style:family="paragraph" style:parent-style-name="Standard">
      <style:text-properties fo:font-weight="normal" officeooo:rsid="00374841" officeooo:paragraph-rsid="01c7221c" style:font-weight-asian="normal" style:font-weight-complex="normal"/>
    </style:style>
    <style:style style:name="P30" style:family="paragraph" style:parent-style-name="Standard">
      <style:text-properties fo:font-weight="normal" officeooo:rsid="01b17100" officeooo:paragraph-rsid="01b17100" style:font-weight-asian="normal" style:font-weight-complex="normal"/>
    </style:style>
    <style:style style:name="P31" style:family="paragraph" style:parent-style-name="Standard">
      <style:text-properties fo:font-weight="normal" officeooo:rsid="01b17100" officeooo:paragraph-rsid="01c8ce42" style:font-weight-asian="normal" style:font-weight-complex="normal"/>
    </style:style>
    <style:style style:name="P32" style:family="paragraph" style:parent-style-name="Standard">
      <style:text-properties fo:font-weight="normal" officeooo:rsid="01b17100" officeooo:paragraph-rsid="01ccd81d" style:font-weight-asian="normal" style:font-weight-complex="normal"/>
    </style:style>
    <style:style style:name="P33" style:family="paragraph" style:parent-style-name="Standard">
      <style:text-properties fo:font-weight="normal" officeooo:rsid="01b17100" officeooo:paragraph-rsid="01b4a1c4" style:font-weight-asian="normal" style:font-weight-complex="normal"/>
    </style:style>
    <style:style style:name="P34" style:family="paragraph" style:parent-style-name="Standard">
      <style:text-properties fo:font-weight="normal" officeooo:rsid="01b17100" officeooo:paragraph-rsid="01e00b32" style:font-weight-asian="normal" style:font-weight-complex="normal"/>
    </style:style>
    <style:style style:name="P35" style:family="paragraph" style:parent-style-name="Standard">
      <style:text-properties fo:font-weight="normal" officeooo:rsid="01b17100" officeooo:paragraph-rsid="01e994f0" style:font-weight-asian="normal" style:font-weight-complex="normal"/>
    </style:style>
    <style:style style:name="P36" style:family="paragraph" style:parent-style-name="Standard">
      <style:text-properties fo:font-weight="normal" officeooo:rsid="01b17100" officeooo:paragraph-rsid="01ebdb2c" style:font-weight-asian="normal" style:font-weight-complex="normal"/>
    </style:style>
    <style:style style:name="P37" style:family="paragraph" style:parent-style-name="Standard">
      <style:text-properties fo:font-weight="normal" officeooo:rsid="01c74730" officeooo:paragraph-rsid="01c74730" style:font-weight-asian="normal" style:font-weight-complex="normal"/>
    </style:style>
    <style:style style:name="P38" style:family="paragraph" style:parent-style-name="Standard">
      <style:text-properties fo:font-weight="normal" officeooo:rsid="01c74730" officeooo:paragraph-rsid="01ca3df4" style:font-weight-asian="normal" style:font-weight-complex="normal"/>
    </style:style>
    <style:style style:name="P39" style:family="paragraph" style:parent-style-name="Standard">
      <style:text-properties fo:font-weight="normal" officeooo:rsid="01c74730" officeooo:paragraph-rsid="01e00b32" style:font-weight-asian="normal" style:font-weight-complex="normal"/>
    </style:style>
    <style:style style:name="P40" style:family="paragraph" style:parent-style-name="Standard">
      <style:text-properties fo:font-weight="normal" officeooo:rsid="01c74730" officeooo:paragraph-rsid="01e3642d" style:font-weight-asian="normal" style:font-weight-complex="normal"/>
    </style:style>
    <style:style style:name="P41" style:family="paragraph" style:parent-style-name="Standard">
      <style:text-properties fo:font-weight="normal" officeooo:rsid="01c74730" officeooo:paragraph-rsid="01e994f0" style:font-weight-asian="normal" style:font-weight-complex="normal"/>
    </style:style>
    <style:style style:name="P42" style:family="paragraph" style:parent-style-name="Standard">
      <style:text-properties fo:font-weight="normal" officeooo:rsid="01c74730" officeooo:paragraph-rsid="01ebdb2c" style:font-weight-asian="normal" style:font-weight-complex="normal"/>
    </style:style>
    <style:style style:name="P43" style:family="paragraph" style:parent-style-name="Standard">
      <style:text-properties fo:font-weight="normal" officeooo:rsid="01ccd81d" officeooo:paragraph-rsid="01ac5bc5" style:font-weight-asian="normal" style:font-weight-complex="normal"/>
    </style:style>
    <style:style style:name="P44" style:family="paragraph" style:parent-style-name="Standard">
      <style:text-properties fo:font-weight="normal" officeooo:rsid="01ccd81d" officeooo:paragraph-rsid="01ccd81d" style:font-weight-asian="normal" style:font-weight-complex="normal"/>
    </style:style>
    <style:style style:name="P45" style:family="paragraph" style:parent-style-name="Standard">
      <style:text-properties fo:font-weight="normal" officeooo:rsid="01c8ce42" officeooo:paragraph-rsid="01ccd81d" style:font-weight-asian="normal" style:font-weight-complex="normal"/>
    </style:style>
    <style:style style:name="P46" style:family="paragraph" style:parent-style-name="Standard">
      <style:text-properties fo:font-weight="normal" officeooo:rsid="01c8ce42" officeooo:paragraph-rsid="01e00b32" style:font-weight-asian="normal" style:font-weight-complex="normal"/>
    </style:style>
    <style:style style:name="P47" style:family="paragraph" style:parent-style-name="Standard">
      <style:text-properties fo:font-weight="normal" officeooo:rsid="0228ad36" officeooo:paragraph-rsid="0228ad36" style:font-weight-asian="normal" style:font-weight-complex="normal"/>
    </style:style>
    <style:style style:name="P48" style:family="paragraph" style:parent-style-name="Standard">
      <style:text-properties officeooo:rsid="003ef974" officeooo:paragraph-rsid="003ef974"/>
    </style:style>
    <style:style style:name="P49" style:family="paragraph" style:parent-style-name="Standard">
      <style:text-properties officeooo:rsid="0051a787" officeooo:paragraph-rsid="0051a787"/>
    </style:style>
    <style:style style:name="P50" style:family="paragraph" style:parent-style-name="Standard">
      <style:text-properties officeooo:rsid="005afa8f" officeooo:paragraph-rsid="005afa8f"/>
    </style:style>
    <style:style style:name="P51" style:family="paragraph" style:parent-style-name="Standard">
      <style:text-properties officeooo:rsid="00624f77" officeooo:paragraph-rsid="0066a0c7"/>
    </style:style>
    <style:style style:name="P52" style:family="paragraph" style:parent-style-name="Standard">
      <style:text-properties officeooo:rsid="00624f77" officeooo:paragraph-rsid="006ca443"/>
    </style:style>
    <style:style style:name="P53" style:family="paragraph" style:parent-style-name="Standard">
      <style:text-properties officeooo:rsid="00624f77" officeooo:paragraph-rsid="01c20833"/>
    </style:style>
    <style:style style:name="P54" style:family="paragraph" style:parent-style-name="Standard">
      <style:text-properties officeooo:rsid="006391f5" officeooo:paragraph-rsid="006ca443"/>
    </style:style>
    <style:style style:name="P55" style:family="paragraph" style:parent-style-name="Standard">
      <style:text-properties officeooo:rsid="006391f5" officeooo:paragraph-rsid="007ac65d"/>
    </style:style>
    <style:style style:name="P56" style:family="paragraph" style:parent-style-name="Standard">
      <style:text-properties officeooo:rsid="00605b1f" officeooo:paragraph-rsid="00605b1f"/>
    </style:style>
    <style:style style:name="P57" style:family="paragraph" style:parent-style-name="Standard">
      <style:text-properties officeooo:rsid="0064bdbe" officeooo:paragraph-rsid="006ca443"/>
    </style:style>
    <style:style style:name="P58" style:family="paragraph" style:parent-style-name="Standard">
      <style:text-properties officeooo:rsid="00727ab6" officeooo:paragraph-rsid="00927bed"/>
    </style:style>
    <style:style style:name="P59" style:family="paragraph" style:parent-style-name="Standard">
      <style:text-properties officeooo:rsid="0089f4f4" officeooo:paragraph-rsid="002bc482"/>
    </style:style>
    <style:style style:name="P60" style:family="paragraph" style:parent-style-name="Standard">
      <style:text-properties officeooo:rsid="00e92f55" officeooo:paragraph-rsid="00e92f55"/>
    </style:style>
    <style:style style:name="P61" style:family="paragraph" style:parent-style-name="Standard">
      <style:text-properties officeooo:rsid="00f2805f" officeooo:paragraph-rsid="00f2805f"/>
    </style:style>
    <style:style style:name="P62" style:family="paragraph" style:parent-style-name="Standard">
      <style:text-properties officeooo:rsid="00f92b3d" officeooo:paragraph-rsid="00f92b3d"/>
    </style:style>
    <style:style style:name="P63" style:family="paragraph" style:parent-style-name="Standard">
      <style:text-properties officeooo:rsid="011fd99c" officeooo:paragraph-rsid="011fd99c"/>
    </style:style>
    <style:style style:name="P64" style:family="paragraph" style:parent-style-name="Standard">
      <style:text-properties officeooo:rsid="0168d8c8" officeooo:paragraph-rsid="0168d8c8"/>
    </style:style>
    <style:style style:name="P65" style:family="paragraph" style:parent-style-name="Standard">
      <style:text-properties officeooo:rsid="0168d8c8" officeooo:paragraph-rsid="0194e83d"/>
    </style:style>
    <style:style style:name="P66" style:family="paragraph" style:parent-style-name="Standard">
      <style:text-properties officeooo:rsid="01772b0d" officeooo:paragraph-rsid="01772b0d"/>
    </style:style>
    <style:style style:name="P67" style:family="paragraph" style:parent-style-name="Standard">
      <style:text-properties officeooo:rsid="018aafe8" officeooo:paragraph-rsid="018aafe8"/>
    </style:style>
    <style:style style:name="P68" style:family="paragraph" style:parent-style-name="Standard">
      <style:text-properties officeooo:rsid="018aafe8" officeooo:paragraph-rsid="0202407a"/>
    </style:style>
    <style:style style:name="P69" style:family="paragraph" style:parent-style-name="Standard">
      <style:text-properties officeooo:rsid="018e3b85" officeooo:paragraph-rsid="018e3b85"/>
    </style:style>
    <style:style style:name="P70" style:family="paragraph" style:parent-style-name="Standard">
      <style:text-properties officeooo:rsid="019127a3" officeooo:paragraph-rsid="019127a3"/>
    </style:style>
    <style:style style:name="P71" style:family="paragraph" style:parent-style-name="Standard">
      <style:text-properties officeooo:rsid="01ac5bc5" officeooo:paragraph-rsid="01ac5bc5"/>
    </style:style>
    <style:style style:name="P72" style:family="paragraph" style:parent-style-name="Standard">
      <style:text-properties officeooo:rsid="01ac5bc5" officeooo:paragraph-rsid="01c74730"/>
    </style:style>
    <style:style style:name="P73" style:family="paragraph" style:parent-style-name="Standard">
      <style:text-properties officeooo:rsid="01b7feea" officeooo:paragraph-rsid="01b7feea"/>
    </style:style>
    <style:style style:name="P74" style:family="paragraph" style:parent-style-name="Standard">
      <style:text-properties officeooo:rsid="01c1f76c" officeooo:paragraph-rsid="01c1f76c"/>
    </style:style>
    <style:style style:name="P75" style:family="paragraph" style:parent-style-name="Standard">
      <style:text-properties officeooo:rsid="00352deb" officeooo:paragraph-rsid="01c74730"/>
    </style:style>
    <style:style style:name="P76" style:family="paragraph" style:parent-style-name="Standard">
      <style:text-properties officeooo:rsid="01d69ba2" officeooo:paragraph-rsid="01d69ba2"/>
    </style:style>
    <style:style style:name="P77" style:family="paragraph" style:parent-style-name="Standard">
      <style:text-properties officeooo:rsid="00b66f9f" officeooo:paragraph-rsid="0202407a"/>
    </style:style>
    <style:style style:name="P78" style:family="paragraph" style:parent-style-name="Standard">
      <style:text-properties officeooo:rsid="00661cab" officeooo:paragraph-rsid="0202407a"/>
    </style:style>
    <style:style style:name="P79" style:family="paragraph" style:parent-style-name="Standard">
      <style:text-properties officeooo:rsid="006a31c7" officeooo:paragraph-rsid="02074279"/>
    </style:style>
    <style:style style:name="P80" style:family="paragraph" style:parent-style-name="Standard">
      <style:text-properties officeooo:rsid="02338605" officeooo:paragraph-rsid="02338605"/>
    </style:style>
    <style:style style:name="P81" style:family="paragraph" style:parent-style-name="Standard">
      <style:text-properties officeooo:rsid="0242dacd" officeooo:paragraph-rsid="0242dacd"/>
    </style:style>
    <style:style style:name="P82" style:family="paragraph" style:parent-style-name="Standard">
      <style:text-properties officeooo:rsid="024cae53" officeooo:paragraph-rsid="024cae53"/>
    </style:style>
    <style:style style:name="P83" style:family="paragraph" style:parent-style-name="Standard">
      <style:text-properties officeooo:rsid="024ebea6" officeooo:paragraph-rsid="024ebea6"/>
    </style:style>
    <style:style style:name="P84" style:family="paragraph" style:parent-style-name="Standard">
      <style:text-properties officeooo:paragraph-rsid="0257e796"/>
    </style:style>
    <style:style style:name="P85" style:family="paragraph">
      <loext:graphic-properties draw:fill-color="#00cc00" draw:opacity="50%"/>
      <style:paragraph-properties fo:text-align="center"/>
    </style:style>
    <style:style style:name="P86" style:family="paragraph">
      <loext:graphic-properties draw:fill-color="#00cc00" draw:opacity="0%"/>
      <style:paragraph-properties fo:text-align="center"/>
    </style:style>
    <style:style style:name="P87" style:family="paragraph">
      <loext:graphic-properties draw:fill-color="#ff0000" draw:opacity="100%"/>
      <style:paragraph-properties fo:text-align="center"/>
    </style:style>
    <style:style style:name="P88" style:family="paragraph">
      <loext:graphic-properties draw:fill-color="#008000" draw:opacity="100%"/>
      <style:paragraph-properties fo:text-align="center"/>
    </style:style>
    <style:style style:name="P89" style:family="paragraph">
      <loext:graphic-properties draw:fill-color="#00ff00" draw:opacity="100%"/>
      <style:paragraph-properties fo:text-align="center"/>
    </style:style>
    <style:style style:name="P90" style:family="paragraph">
      <loext:graphic-properties draw:fill-color="#00ff00" draw:opacity="0%"/>
      <style:paragraph-properties fo:text-align="center"/>
    </style:style>
    <style:style style:name="P91" style:family="paragraph">
      <loext:graphic-properties draw:fill-color="#ff0000" draw:opacity="0%"/>
      <style:paragraph-properties fo:text-align="center"/>
    </style:style>
    <style:style style:name="P92" style:family="paragraph">
      <loext:graphic-properties draw:fill-color="#ffff00" draw:opacity="100%"/>
      <style:paragraph-properties fo:text-align="center"/>
    </style:style>
    <style:style style:name="P93" style:family="paragraph">
      <loext:graphic-properties draw:fill-color="#ffff00" draw:opacity="0%"/>
      <style:paragraph-properties fo:text-align="center"/>
    </style:style>
    <style:style style:name="P94" style:family="paragraph">
      <loext:graphic-properties draw:fill="solid" draw:fill-color="#ffff00" draw:opacity="100%"/>
      <style:paragraph-properties fo:text-align="center"/>
    </style:style>
    <style:style style:name="P95" style:family="paragraph">
      <style:paragraph-properties fo:text-align="center"/>
    </style:style>
    <style:style style:name="T1" style:family="text">
      <style:text-properties officeooo:rsid="001b7fac"/>
    </style:style>
    <style:style style:name="T2" style:family="text">
      <style:text-properties officeooo:rsid="001c766a"/>
    </style:style>
    <style:style style:name="T3" style:family="text">
      <style:text-properties officeooo:rsid="002bc482"/>
    </style:style>
    <style:style style:name="T4" style:family="text">
      <style:text-properties fo:font-weight="normal" style:font-weight-asian="normal" style:font-weight-complex="normal"/>
    </style:style>
    <style:style style:name="T5" style:family="text">
      <style:text-properties fo:font-weight="normal" officeooo:rsid="0016e8c9" style:font-weight-asian="normal" style:font-weight-complex="normal"/>
    </style:style>
    <style:style style:name="T6" style:family="text">
      <style:text-properties fo:font-weight="normal" officeooo:rsid="00374841" style:font-weight-asian="normal" style:font-weight-complex="normal"/>
    </style:style>
    <style:style style:name="T7" style:family="text">
      <style:text-properties fo:font-weight="normal" officeooo:rsid="00b66f9f" style:font-weight-asian="normal" style:font-weight-complex="normal"/>
    </style:style>
    <style:style style:name="T8" style:family="text">
      <style:text-properties fo:font-weight="normal" officeooo:rsid="012c7187" style:font-weight-asian="normal" style:font-weight-complex="normal"/>
    </style:style>
    <style:style style:name="T9" style:family="text">
      <style:text-properties fo:font-weight="normal" officeooo:rsid="00445c96" style:font-weight-asian="normal" style:font-weight-complex="normal"/>
    </style:style>
    <style:style style:name="T10" style:family="text">
      <style:text-properties fo:font-weight="normal" officeooo:rsid="013272cf" style:font-weight-asian="normal" style:font-weight-complex="normal"/>
    </style:style>
    <style:style style:name="T11" style:family="text">
      <style:text-properties fo:font-weight="normal" officeooo:rsid="01356ba5" style:font-weight-asian="normal" style:font-weight-complex="normal"/>
    </style:style>
    <style:style style:name="T12" style:family="text">
      <style:text-properties fo:font-weight="normal" officeooo:rsid="01357a8e" style:font-weight-asian="normal" style:font-weight-complex="normal"/>
    </style:style>
    <style:style style:name="T13" style:family="text">
      <style:text-properties fo:font-weight="normal" officeooo:rsid="013a30fc" style:font-weight-asian="normal" style:font-weight-complex="normal"/>
    </style:style>
    <style:style style:name="T14" style:family="text">
      <style:text-properties fo:font-weight="normal" officeooo:rsid="0168d8c8" style:font-weight-asian="normal" style:font-weight-complex="normal"/>
    </style:style>
    <style:style style:name="T15" style:family="text">
      <style:text-properties fo:font-weight="normal" officeooo:rsid="01702022" style:font-weight-asian="normal" style:font-weight-complex="normal"/>
    </style:style>
    <style:style style:name="T16" style:family="text">
      <style:text-properties fo:font-weight="normal" officeooo:rsid="01951d5a" style:font-weight-asian="normal" style:font-weight-complex="normal"/>
    </style:style>
    <style:style style:name="T17" style:family="text">
      <style:text-properties fo:font-weight="normal" officeooo:rsid="0196b66e" style:font-weight-asian="normal" style:font-weight-complex="normal"/>
    </style:style>
    <style:style style:name="T18" style:family="text">
      <style:text-properties fo:font-weight="normal" officeooo:rsid="01c74730" style:font-weight-asian="normal" style:font-weight-complex="normal"/>
    </style:style>
    <style:style style:name="T19" style:family="text">
      <style:text-properties fo:font-weight="normal" officeooo:rsid="01ac5bc5" style:font-weight-asian="normal" style:font-weight-complex="normal"/>
    </style:style>
    <style:style style:name="T20" style:family="text">
      <style:text-properties fo:font-weight="normal" officeooo:rsid="022065b6" style:font-weight-asian="normal" style:font-weight-complex="normal"/>
    </style:style>
    <style:style style:name="T21" style:family="text">
      <style:text-properties fo:font-weight="normal" officeooo:rsid="02223224" style:font-weight-asian="normal" style:font-weight-complex="normal"/>
    </style:style>
    <style:style style:name="T22" style:family="text">
      <style:text-properties fo:font-weight="normal" officeooo:rsid="0222f542" style:font-weight-asian="normal" style:font-weight-complex="normal"/>
    </style:style>
    <style:style style:name="T23" style:family="text">
      <style:text-properties fo:font-weight="normal" officeooo:rsid="022702ac" style:font-weight-asian="normal" style:font-weight-complex="normal"/>
    </style:style>
    <style:style style:name="T24" style:family="text">
      <style:text-properties fo:font-weight="normal" officeooo:rsid="024cae53" style:font-weight-asian="normal" style:font-weight-complex="normal"/>
    </style:style>
    <style:style style:name="T25" style:family="text">
      <style:text-properties fo:font-weight="normal" officeooo:rsid="0251be29" style:font-weight-asian="normal" style:font-weight-complex="normal"/>
    </style:style>
    <style:style style:name="T26" style:family="text">
      <style:text-properties fo:font-weight="normal" officeooo:rsid="025d2565" style:font-weight-asian="normal" style:font-weight-complex="normal"/>
    </style:style>
    <style:style style:name="T27" style:family="text">
      <style:text-properties officeooo:rsid="0033e11e"/>
    </style:style>
    <style:style style:name="T28" style:family="text">
      <style:text-properties officeooo:rsid="00374841"/>
    </style:style>
    <style:style style:name="T29" style:family="text">
      <style:text-properties officeooo:rsid="0039c921"/>
    </style:style>
    <style:style style:name="T30" style:family="text">
      <style:text-properties officeooo:rsid="0047a7be"/>
    </style:style>
    <style:style style:name="T31" style:family="text">
      <style:text-properties officeooo:rsid="0057c883"/>
    </style:style>
    <style:style style:name="T32" style:family="text">
      <style:text-properties officeooo:rsid="00597d5f"/>
    </style:style>
    <style:style style:name="T33" style:family="text">
      <style:text-properties officeooo:rsid="00605b1f"/>
    </style:style>
    <style:style style:name="T34" style:family="text">
      <style:text-properties officeooo:rsid="00616ecd"/>
    </style:style>
    <style:style style:name="T35" style:family="text">
      <style:text-properties officeooo:rsid="00633bba"/>
    </style:style>
    <style:style style:name="T36" style:family="text">
      <style:text-properties officeooo:rsid="00661cab"/>
    </style:style>
    <style:style style:name="T37" style:family="text">
      <style:text-properties officeooo:rsid="00693209"/>
    </style:style>
    <style:style style:name="T38" style:family="text">
      <style:text-properties officeooo:rsid="0089f4f4"/>
    </style:style>
    <style:style style:name="T39" style:family="text">
      <style:text-properties officeooo:rsid="00aebdcf"/>
    </style:style>
    <style:style style:name="T40" style:family="text">
      <style:text-properties officeooo:rsid="00b66f9f"/>
    </style:style>
    <style:style style:name="T41" style:family="text">
      <style:text-properties officeooo:rsid="00baba2c"/>
    </style:style>
    <style:style style:name="T42" style:family="text">
      <style:text-properties officeooo:rsid="00bc90aa"/>
    </style:style>
    <style:style style:name="T43" style:family="text">
      <style:text-properties officeooo:rsid="00bf3726"/>
    </style:style>
    <style:style style:name="T44" style:family="text">
      <style:text-properties officeooo:rsid="00bfe7e4"/>
    </style:style>
    <style:style style:name="T45" style:family="text">
      <style:text-properties officeooo:rsid="00fa7be8"/>
    </style:style>
    <style:style style:name="T46" style:family="text">
      <style:text-properties officeooo:rsid="0124c230"/>
    </style:style>
    <style:style style:name="T47" style:family="text">
      <style:text-properties officeooo:rsid="0141056c"/>
    </style:style>
    <style:style style:name="T48" style:family="text">
      <style:text-properties officeooo:rsid="0143dedb"/>
    </style:style>
    <style:style style:name="T49" style:family="text">
      <style:text-properties officeooo:rsid="01779f62"/>
    </style:style>
    <style:style style:name="T50" style:family="text">
      <style:text-properties officeooo:rsid="018aafe8"/>
    </style:style>
    <style:style style:name="T51" style:family="text">
      <style:text-properties officeooo:rsid="01902fc6"/>
    </style:style>
    <style:style style:name="T52" style:family="text">
      <style:text-properties officeooo:rsid="0193715f"/>
    </style:style>
    <style:style style:name="T53" style:family="text">
      <style:text-properties officeooo:rsid="019512b4"/>
    </style:style>
    <style:style style:name="T54" style:family="text">
      <style:text-properties officeooo:rsid="019aa5ad"/>
    </style:style>
    <style:style style:name="T55" style:family="text">
      <style:text-properties officeooo:rsid="01aab787"/>
    </style:style>
    <style:style style:name="T56" style:family="text">
      <style:text-properties officeooo:rsid="01ac5bc5"/>
    </style:style>
    <style:style style:name="T57" style:family="text">
      <style:text-properties officeooo:rsid="01ad5cb4"/>
    </style:style>
    <style:style style:name="T58" style:family="text">
      <style:text-properties officeooo:rsid="01bbb96a"/>
    </style:style>
    <style:style style:name="T59" style:family="text">
      <style:text-properties officeooo:rsid="0016e8c9"/>
    </style:style>
    <style:style style:name="T60" style:family="text">
      <style:text-properties officeooo:rsid="01c74730"/>
    </style:style>
    <style:style style:name="T61" style:family="text">
      <style:text-properties officeooo:rsid="01c8ce42"/>
    </style:style>
    <style:style style:name="T62" style:family="text">
      <style:text-properties officeooo:rsid="01ca3df4"/>
    </style:style>
    <style:style style:name="T63" style:family="text">
      <style:text-properties officeooo:rsid="01ccd81d"/>
    </style:style>
    <style:style style:name="T64" style:family="text">
      <style:text-properties officeooo:rsid="01e3642d"/>
    </style:style>
    <style:style style:name="T65" style:family="text">
      <style:text-properties officeooo:rsid="01e6bb4c"/>
    </style:style>
    <style:style style:name="T66" style:family="text">
      <style:text-properties officeooo:rsid="01e79a78"/>
    </style:style>
    <style:style style:name="T67" style:family="text">
      <style:text-properties officeooo:rsid="01e899b0"/>
    </style:style>
    <style:style style:name="T68" style:family="text">
      <style:text-properties officeooo:rsid="01e994f0"/>
    </style:style>
    <style:style style:name="T69" style:family="text">
      <style:text-properties officeooo:rsid="0198eebe"/>
    </style:style>
    <style:style style:name="T70" style:family="text">
      <style:text-properties officeooo:rsid="019b91ce"/>
    </style:style>
    <style:style style:name="T71" style:family="text">
      <style:text-properties officeooo:rsid="02074279"/>
    </style:style>
    <style:style style:name="T72" style:family="text">
      <style:text-properties officeooo:rsid="020a01f0"/>
    </style:style>
    <style:style style:name="T73" style:family="text">
      <style:text-properties officeooo:rsid="020b0eeb"/>
    </style:style>
    <style:style style:name="T74" style:family="text">
      <style:text-properties officeooo:rsid="02178655"/>
    </style:style>
    <style:style style:name="T75" style:family="text">
      <style:text-properties officeooo:rsid="021ea347"/>
    </style:style>
    <style:style style:name="T76" style:family="text">
      <style:text-properties officeooo:rsid="021ef9df"/>
    </style:style>
    <style:style style:name="T77" style:family="text">
      <style:text-properties officeooo:rsid="02338605"/>
    </style:style>
    <style:style style:name="T78" style:family="text">
      <style:text-properties officeooo:rsid="02447795"/>
    </style:style>
    <style:style style:name="T79" style:family="text">
      <style:text-properties officeooo:rsid="024cae53"/>
    </style:style>
    <style:style style:name="gr1" style:family="graphic">
      <style:graphic-properties draw:stroke="dash" draw:stroke-dash="Dashed_20__28_var_29__20_4"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dash" draw:stroke-dash="Dashed_20__28_var_29__20_4" svg:stroke-width="0.18mm" svg:stroke-color="#000000" svg:stroke-opacity="0%" draw:stroke-linejoin="miter" draw:fill-color="#00cc00" draw:opacity="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draw:stroke-dash="Dashed_20__28_var_29__20_4" svg:stroke-width="0.18mm" svg:stroke-color="#000000" svg:stroke-opacity="75%" draw:stroke-linejoin="miter" draw:fill-color="#ff0000"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draw:stroke-dash="Dashed_20__28_var_29__20_4" svg:stroke-width="0.18mm" svg:stroke-color="#000000" svg:stroke-opacity="75%" draw:stroke-linejoin="miter" draw:fill-color="#008000"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draw:stroke-dash="Dashed_20__28_var_29__20_4" svg:stroke-width="0.18mm" svg:stroke-color="#000000" svg:stroke-opacity="75%" draw:stroke-linejoin="miter" draw:fill-color="#00ff00"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dash" draw:stroke-dash="Dashed_20__28_var_29__20_4" svg:stroke-width="0.18mm" svg:stroke-color="#000000" svg:stroke-opacity="0%" draw:stroke-linejoin="miter" draw:fill-color="#00ff00" draw:opacity="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Dashed_20__28_var_29__20_4" svg:stroke-width="0.18mm" svg:stroke-color="#000000" svg:stroke-opacity="75%" draw:stroke-linejoin="miter" draw:fill-color="#00ff00" draw:opacity="10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dash" draw:stroke-dash="Dashed_20__28_var_29__20_4" svg:stroke-width="0.18mm" svg:stroke-color="#000000" svg:stroke-opacity="0%" draw:stroke-linejoin="miter" draw:fill-color="#ff0000" draw:opacity="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draw:stroke="solid" draw:stroke-dash="Dashed_20__28_var_29__20_4" svg:stroke-width="0.18mm" svg:stroke-color="#000000" svg:stroke-opacity="0%" draw:stroke-linejoin="miter" draw:fill-color="#ff0000" draw:opacity="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draw:stroke-dash="Dashed_20__28_var_29__20_4" svg:stroke-width="0.35mm" svg:stroke-color="#ff0000" svg:stroke-opacity="75%" draw:stroke-linejoin="miter" draw:fill-color="#00ff00" draw:opacity="100%" draw:textarea-horizontal-align="center" draw:textarea-vertical-align="middle" fo:padding-top="0.18mm" fo:padding-bottom="0.18mm" fo:padding-left="0.18mm" fo:padding-right="0.18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draw:stroke-dash="Dashed_20__28_var_29__20_4" svg:stroke-width="0.35mm" svg:stroke-color="#ff0000" svg:stroke-opacity="75%" draw:stroke-linejoin="miter" draw:fill-color="#ffff00" draw:opacity="100%" draw:textarea-horizontal-align="center" draw:textarea-vertical-align="middle" fo:padding-top="0.18mm" fo:padding-bottom="0.18mm" fo:padding-left="0.18mm" fo:padding-right="0.18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draw:stroke-dash="Dashed_20__28_var_29__20_4" svg:stroke-width="0.35mm" svg:stroke-color="#000000" svg:stroke-opacity="75%" draw:stroke-linejoin="miter" draw:fill-color="#ffff00" draw:opacity="100%" draw:textarea-horizontal-align="center" draw:textarea-vertical-align="middle" fo:padding-top="0.18mm" fo:padding-bottom="0.18mm" fo:padding-left="0.18mm" fo:padding-right="0.18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draw:stroke-dash="Dashed_20__28_var_29__20_4" svg:stroke-width="0.35mm" svg:stroke-color="#000000" svg:stroke-opacity="0%" draw:stroke-linejoin="round" draw:fill-color="#ffff00" draw:opacity="100%" draw:textarea-horizontal-align="center" draw:textarea-vertical-align="middle" fo:padding-top="0.18mm" fo:padding-bottom="0.18mm" fo:padding-left="0.18mm" fo:padding-right="0.18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solid" draw:stroke-dash="Dashed_20__28_var_29__20_4" svg:stroke-width="0.18mm" svg:stroke-color="#000000" svg:stroke-opacity="0%" draw:stroke-linejoin="miter" draw:fill-color="#ffff00" draw:opacity="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stroke="solid" draw:stroke-dash="Dashed_20__28_var_29__20_4" svg:stroke-width="0.35mm" svg:stroke-color="#000000" svg:stroke-opacity="75%" draw:stroke-linejoin="miter" draw:fill-color="#ffff00" draw:opacity="100%" draw:textarea-horizontal-align="center" draw:textarea-vertical-align="middle" fo:padding-top="0.18mm" fo:padding-bottom="0.18mm" fo:padding-left="0.18mm" fo:padding-right="0.18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6" style:family="graphic">
      <style:graphic-properties draw:stroke="solid" draw:stroke-dash="Dashed_20__28_var_29__20_5" svg:stroke-width="0.35mm" svg:stroke-color="#ff0000" svg:stroke-opacity="100%" draw:stroke-linejoin="round" svg:stroke-linecap="butt" draw:fill="solid" draw:fill-color="#ffff00" draw:opacity="100%" draw:textarea-horizontal-align="center" draw:textarea-vertical-align="middle" fo:padding-top="0.18mm" fo:padding-bottom="0.18mm" fo:padding-left="0.18mm" fo:padding-right="0.18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17" style:family="graphic">
      <style:graphic-properties draw:stroke="solid" draw:stroke-dash="Dashed_20__28_var_29__20_5" svg:stroke-width="0.35mm" svg:stroke-color="#000000" svg:stroke-opacity="100%" draw:stroke-linejoin="round" svg:stroke-linecap="butt" draw:textarea-horizontal-align="center" draw:textarea-vertical-align="middle" fo:padding-top="0.18mm" fo:padding-bottom="0.18mm" fo:padding-left="0.18mm" fo:padding-right="0.18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1" draw:z-index="0" draw:name="turtle" draw:style-name="gr1" draw:text-style-name="P85" drawooo:display="printer" svg:width="0mm" svg:height="0mm" svg:x="105mm" svg:y="169.46mm" svg:viewBox="0 0 0 0" draw:points="0,0">
        <text:p/>
      </draw:polygon>
      <draw:polygon text:anchor-type="page" text:anchor-page-number="1" draw:z-index="1" draw:name="turtle" draw:style-name="gr2" draw:text-style-name="P86" drawooo:display="printer" svg:width="0mm" svg:height="0mm" svg:x="104.92mm" svg:y="134.13mm" svg:viewBox="0 0 0 0" draw:points="0,0">
        <text:p/>
      </draw:polygon>
      <draw:polygon text:anchor-type="page" text:anchor-page-number="1" draw:z-index="2" draw:name="turtle" draw:style-name="gr1" draw:text-style-name="P85" drawooo:display="printer" svg:width="0mm" svg:height="0mm" svg:x="105mm" svg:y="296.59mm" svg:viewBox="0 0 0 0" draw:points="0,0">
        <text:p/>
      </draw:polygon>
      <draw:polygon text:anchor-type="page" text:anchor-page-number="1" draw:z-index="3" draw:name="turtle" draw:style-name="gr1" draw:text-style-name="P85" drawooo:display="printer" svg:width="0mm" svg:height="0mm" svg:x="157.92mm" svg:y="227.15mm" svg:viewBox="0 0 0 0" draw:points="0,0">
        <text:p/>
      </draw:polygon>
      <draw:polygon text:anchor-type="page" text:anchor-page-number="1" draw:z-index="4" draw:name="turtle" draw:style-name="gr1" draw:text-style-name="P85" drawooo:display="printer" svg:width="0mm" svg:height="0mm" svg:x="104.92mm" svg:y="116.49mm" svg:viewBox="0 0 0 0" draw:points="0,0">
        <text:p/>
      </draw:polygon>
      <draw:polygon text:anchor-type="page" text:anchor-page-number="1" draw:z-index="5" draw:name="turtle" draw:style-name="gr2" draw:text-style-name="P86" drawooo:display="printer" svg:width="0mm" svg:height="0mm" svg:x="104.92mm" svg:y="116.49mm" svg:viewBox="0 0 0 0" draw:points="0,0">
        <text:p/>
      </draw:polygon>
      <draw:polygon text:anchor-type="page" text:anchor-page-number="1" draw:z-index="6" draw:name="turtle" draw:style-name="gr3" draw:text-style-name="P87" drawooo:display="printer" svg:width="0mm" svg:height="0mm" svg:x="104.92mm" svg:y="136.24mm" svg:viewBox="0 0 0 0" draw:points="0,0">
        <text:p/>
      </draw:polygon>
      <draw:polygon text:anchor-type="page" text:anchor-page-number="1" draw:z-index="7" draw:name="turtle" draw:style-name="gr4" draw:text-style-name="P88" drawooo:display="printer" svg:width="0mm" svg:height="0mm" svg:x="105mm" svg:y="136.4mm" svg:viewBox="0 0 0 0" draw:points="0,0">
        <text:p/>
      </draw:polygon>
      <draw:polygon text:anchor-type="page" text:anchor-page-number="1" draw:z-index="8" draw:name="turtle" draw:style-name="gr3" draw:text-style-name="P87" drawooo:display="printer" svg:width="0mm" svg:height="0mm" svg:x="104.92mm" svg:y="134.48mm" svg:viewBox="0 0 0 0" draw:points="0,0">
        <text:p/>
      </draw:polygon>
      <draw:polygon text:anchor-type="page" text:anchor-page-number="1" draw:z-index="9" draw:name="turtle" draw:style-name="gr5" draw:text-style-name="P89" drawooo:display="printer" svg:width="0mm" svg:height="0mm" svg:x="104.92mm" svg:y="24.94mm" svg:viewBox="0 0 0 0" draw:points="0,0">
        <text:p/>
      </draw:polygon>
      <draw:polygon text:anchor-type="page" text:anchor-page-number="1" draw:z-index="10" draw:name="turtle" draw:style-name="gr6" draw:text-style-name="P90" drawooo:display="printer" svg:width="0mm" svg:height="0mm" svg:x="104.93mm" svg:y="24.89mm" svg:viewBox="0 0 0 0" draw:points="0,0">
        <text:p/>
      </draw:polygon>
      <draw:polygon text:anchor-type="page" text:anchor-page-number="1" draw:z-index="11" draw:name="turtle" draw:style-name="gr7" draw:text-style-name="P89" drawooo:display="printer" svg:width="0mm" svg:height="0mm" svg:x="104.9mm" svg:y="24.85mm" svg:viewBox="0 0 0 0" draw:points="0,0">
        <text:p/>
      </draw:polygon>
      <draw:polygon text:anchor-type="page" text:anchor-page-number="1" draw:z-index="12" draw:name="turtle" draw:style-name="gr7" draw:text-style-name="P89" drawooo:display="printer" svg:width="0mm" svg:height="0mm" svg:x="209.59mm" svg:y="296.58mm" svg:viewBox="0 0 0 0" draw:points="0,0">
        <text:p/>
      </draw:polygon>
      <draw:polygon text:anchor-type="page" text:anchor-page-number="1" draw:z-index="13" draw:name="turtle" draw:style-name="gr7" draw:text-style-name="P89" drawooo:display="printer" svg:width="0mm" svg:height="0mm" svg:x="-3754.67mm" svg:y="296.59mm" svg:viewBox="0 0 0 0" draw:points="0,0">
        <text:p/>
      </draw:polygon>
      <draw:polygon text:anchor-type="page" text:anchor-page-number="1" draw:z-index="14" draw:name="turtle" draw:style-name="gr8" draw:text-style-name="P91" drawooo:display="printer" svg:width="0mm" svg:height="0mm" svg:x="139.14mm" svg:y="143.21mm" svg:viewBox="0 0 0 0" draw:points="0,0">
        <text:p/>
      </draw:polygon>
      <draw:polygon text:anchor-type="page" text:anchor-page-number="1" draw:z-index="15" draw:name="turtle" draw:style-name="gr8" draw:text-style-name="P91" drawooo:display="printer" svg:width="0mm" svg:height="0mm" svg:x="140.12mm" svg:y="61.31mm" svg:viewBox="0 0 0 0" draw:points="0,0">
        <text:p/>
      </draw:polygon>
      <draw:polygon text:anchor-type="page" text:anchor-page-number="1" draw:z-index="16" draw:name="turtle" draw:style-name="gr9" draw:text-style-name="P91" drawooo:display="printer" svg:width="0mm" svg:height="0mm" svg:x="106.43mm" svg:y="143.25mm" svg:viewBox="0 0 0 0" draw:points="0,0">
        <text:p/>
      </draw:polygon>
      <draw:polygon text:anchor-type="page" text:anchor-page-number="1" draw:z-index="17" draw:name="turtle" draw:style-name="gr8" draw:text-style-name="P91" drawooo:display="printer" svg:width="0mm" svg:height="0mm" svg:x="-2570.46mm" svg:y="296.59mm" svg:viewBox="0 0 0 0" draw:points="0,0">
        <text:p/>
      </draw:polygon>
      <draw:polygon text:anchor-type="page" text:anchor-page-number="1" draw:z-index="18" draw:name="turtle" draw:style-name="gr8" draw:text-style-name="P91" drawooo:display="printer" svg:width="0mm" svg:height="0mm" svg:x="93.75mm" svg:y="119.03mm" svg:viewBox="0 0 0 0" draw:points="0,0">
        <text:p/>
      </draw:polygon>
      <draw:polygon text:anchor-type="page" text:anchor-page-number="1" draw:z-index="19" draw:name="turtle" draw:style-name="gr6" draw:text-style-name="P90" drawooo:display="printer" svg:width="0mm" svg:height="0mm" svg:x="86.78mm" svg:y="165.36mm" svg:viewBox="0 0 0 0" draw:points="0,0">
        <text:p/>
      </draw:polygon>
      <draw:polygon text:anchor-type="page" text:anchor-page-number="1" draw:z-index="20" draw:name="turtle" draw:style-name="gr6" draw:text-style-name="P90" drawooo:display="printer" svg:width="0mm" svg:height="0mm" svg:x="99.27mm" svg:y="119.26mm" svg:viewBox="0 0 0 0" draw:points="0,0">
        <text:p/>
      </draw:polygon>
      <draw:polygon text:anchor-type="page" text:anchor-page-number="1" draw:z-index="21" draw:name="turtle" draw:style-name="gr6" draw:text-style-name="P90" drawooo:display="printer" svg:width="0mm" svg:height="0mm" svg:x="99.27mm" svg:y="119.26mm" svg:viewBox="0 0 0 0" draw:points="0,0">
        <text:p/>
      </draw:polygon>
      <draw:polygon text:anchor-type="page" text:anchor-page-number="1" draw:z-index="22" draw:name="turtle" draw:style-name="gr6" draw:text-style-name="P90" drawooo:display="printer" svg:width="0mm" svg:height="0mm" svg:x="124.88mm" svg:y="129.93mm" svg:viewBox="0 0 0 0" draw:points="0,0">
        <text:p/>
      </draw:polygon>
      <draw:polygon text:anchor-type="page" text:anchor-page-number="1" draw:z-index="23" draw:name="turtle" draw:style-name="gr7" draw:text-style-name="P89" drawooo:display="printer" svg:width="0mm" svg:height="0mm" svg:x="128.2mm" svg:y="132.34mm" svg:viewBox="0 0 0 0" draw:points="0,0">
        <text:p/>
      </draw:polygon>
      <draw:polygon text:anchor-type="page" text:anchor-page-number="1" draw:z-index="24" draw:name="turtle" draw:style-name="gr7" draw:text-style-name="P89" drawooo:display="printer" svg:width="0mm" svg:height="0mm" svg:x="128.2mm" svg:y="132.34mm" svg:viewBox="0 0 0 0" draw:points="0,0">
        <text:p/>
      </draw:polygon>
      <draw:polygon text:anchor-type="page" text:anchor-page-number="1" draw:z-index="25" draw:name="turtle" draw:style-name="gr7" draw:text-style-name="P89" drawooo:display="printer" svg:width="0mm" svg:height="0mm" svg:x="128.2mm" svg:y="132.34mm" svg:viewBox="0 0 0 0" draw:points="0,0">
        <text:p/>
      </draw:polygon>
      <draw:polygon text:anchor-type="page" text:anchor-page-number="1" draw:z-index="26" draw:name="turtle" draw:style-name="gr7" draw:text-style-name="P89" drawooo:display="printer" svg:width="0mm" svg:height="0mm" svg:x="32.74mm" svg:y="63.15mm" svg:viewBox="0 0 0 0" draw:points="0,0">
        <text:p/>
      </draw:polygon>
      <draw:polygon text:anchor-type="page" text:anchor-page-number="1" draw:z-index="27" draw:name="turtle" draw:style-name="gr7" draw:text-style-name="P89" drawooo:display="printer" svg:width="0mm" svg:height="0mm" svg:x="105.3mm" svg:y="119.34mm" svg:viewBox="0 0 0 0" draw:points="0,0">
        <text:p/>
      </draw:polygon>
      <draw:polygon text:anchor-type="page" text:anchor-page-number="1" draw:z-index="28" draw:name="turtle" draw:style-name="gr7" draw:text-style-name="P89" drawooo:display="printer" svg:width="0mm" svg:height="0mm" svg:x="132.84mm" svg:y="154.68mm" svg:viewBox="0 0 0 0" draw:points="0,0">
        <text:p/>
      </draw:polygon>
      <draw:polygon text:anchor-type="page" text:anchor-page-number="1" draw:z-index="29" draw:name="turtle" draw:style-name="gr7" draw:text-style-name="P89" drawooo:display="printer" svg:width="0mm" svg:height="0mm" svg:x="71.6mm" svg:y="118.78mm" svg:viewBox="0 0 0 0" draw:points="0,0">
        <text:p/>
      </draw:polygon>
      <draw:polygon text:anchor-type="page" text:anchor-page-number="1" draw:z-index="30" draw:name="turtle" draw:style-name="gr6" draw:text-style-name="P90" drawooo:display="printer" svg:width="0mm" svg:height="0mm" svg:x="107.53mm" svg:y="112.68mm" svg:viewBox="0 0 0 0" draw:points="0,0">
        <text:p/>
      </draw:polygon>
      <draw:polygon text:anchor-type="page" text:anchor-page-number="1" draw:z-index="31" draw:name="turtle" draw:style-name="gr7" draw:text-style-name="P89" drawooo:display="printer" svg:width="0mm" svg:height="0mm" svg:x="130.26mm" svg:y="126.31mm" svg:viewBox="0 0 0 0" draw:points="0,0">
        <text:p/>
      </draw:polygon>
      <draw:polygon text:anchor-type="page" text:anchor-page-number="1" draw:z-index="32" draw:name="turtle" draw:style-name="gr5" draw:text-style-name="P89" drawooo:display="printer" svg:width="0mm" svg:height="0mm" svg:x="121.48mm" svg:y="185.53mm" svg:viewBox="0 0 0 0" draw:points="0,0">
        <text:p/>
      </draw:polygon>
      <draw:polygon text:anchor-type="page" text:anchor-page-number="1" draw:z-index="33" draw:name="turtle" draw:style-name="gr10" draw:text-style-name="P89" drawooo:display="printer" svg:width="0mm" svg:height="0mm" svg:x="68.56mm" svg:y="136.74mm" svg:viewBox="0 0 0 0" draw:points="0,0">
        <text:p/>
      </draw:polygon>
      <draw:polygon text:anchor-type="page" text:anchor-page-number="1" draw:z-index="34" draw:name="turtle" draw:style-name="gr10" draw:text-style-name="P89" drawooo:display="printer" svg:width="0mm" svg:height="0mm" svg:x="138.32mm" svg:y="129.65mm" svg:viewBox="0 0 0 0" draw:points="0,0">
        <text:p/>
      </draw:polygon>
      <draw:polygon text:anchor-type="page" text:anchor-page-number="1" draw:z-index="35" draw:name="turtle" draw:style-name="gr10" draw:text-style-name="P89" drawooo:display="printer" svg:width="0mm" svg:height="0mm" svg:x="106.82mm" svg:y="110.9mm" svg:viewBox="0 0 0 0" draw:points="0,0">
        <text:p/>
      </draw:polygon>
      <draw:polygon text:anchor-type="page" text:anchor-page-number="1" draw:z-index="36" draw:name="turtle" draw:style-name="gr10" draw:text-style-name="P89" drawooo:display="printer" svg:width="0mm" svg:height="0mm" svg:x="104.81mm" svg:y="110.84mm" svg:viewBox="0 0 0 0" draw:points="0,0">
        <text:p/>
      </draw:polygon>
      <draw:polygon text:anchor-type="page" text:anchor-page-number="1" draw:z-index="37" draw:name="turtle" draw:style-name="gr10" draw:text-style-name="P89" drawooo:display="printer" svg:width="0mm" svg:height="0mm" svg:x="104.86mm" svg:y="74mm" svg:viewBox="0 0 0 0" draw:points="0,0">
        <text:p/>
      </draw:polygon>
      <draw:polygon text:anchor-type="page" text:anchor-page-number="1" draw:z-index="38" draw:name="turtle" draw:style-name="gr10" draw:text-style-name="P89" drawooo:display="printer" svg:width="0mm" svg:height="0mm" svg:x="135.47mm" svg:y="221.3mm" svg:viewBox="0 0 0 0" draw:points="0,0">
        <text:p/>
      </draw:polygon>
      <draw:polygon text:anchor-type="page" text:anchor-page-number="1" draw:z-index="39" draw:name="turtle" draw:style-name="gr11" draw:text-style-name="P92" drawooo:display="printer" svg:width="0mm" svg:height="0mm" svg:x="104.81mm" svg:y="77.75mm" svg:viewBox="0 0 0 0" draw:points="0,0">
        <text:p/>
      </draw:polygon>
      <draw:polygon text:anchor-type="page" text:anchor-page-number="1" draw:z-index="40" draw:name="turtle" draw:style-name="gr11" draw:text-style-name="P92" drawooo:display="printer" svg:width="0mm" svg:height="0mm" svg:x="104.81mm" svg:y="78.09mm" svg:viewBox="0 0 0 0" draw:points="0,0">
        <text:p/>
      </draw:polygon>
      <draw:polygon text:anchor-type="page" text:anchor-page-number="1" draw:z-index="41" draw:name="turtle" draw:style-name="gr11" draw:text-style-name="P92" drawooo:display="printer" svg:width="0mm" svg:height="0mm" svg:x="113.89mm" svg:y="117.28mm" svg:viewBox="0 0 0 0" draw:points="0,0">
        <text:p/>
      </draw:polygon>
      <draw:polygon text:anchor-type="page" text:anchor-page-number="1" draw:z-index="42" draw:name="turtle" draw:style-name="gr11" draw:text-style-name="P92" drawooo:display="printer" svg:width="0mm" svg:height="0mm" svg:x="-71.07mm" svg:y="106.22mm" svg:viewBox="0 0 0 0" draw:points="0,0">
        <text:p/>
      </draw:polygon>
      <draw:polygon text:anchor-type="page" text:anchor-page-number="1" draw:z-index="43" draw:name="turtle" draw:style-name="gr11" draw:text-style-name="P92" drawooo:display="printer" svg:width="0mm" svg:height="0mm" svg:x="105mm" svg:y="81.44mm" svg:viewBox="0 0 0 0" draw:points="0,0">
        <text:p/>
      </draw:polygon>
      <draw:polygon text:anchor-type="page" text:anchor-page-number="1" draw:z-index="44" draw:name="turtle" draw:style-name="gr11" draw:text-style-name="P92" drawooo:display="printer" svg:width="0mm" svg:height="0mm" svg:x="104.81mm" svg:y="77.75mm" svg:viewBox="0 0 0 0" draw:points="0,0">
        <text:p/>
      </draw:polygon>
      <draw:polygon text:anchor-type="page" text:anchor-page-number="1" draw:z-index="45" draw:name="turtle" draw:style-name="gr11" draw:text-style-name="P92" drawooo:display="printer" svg:width="0mm" svg:height="0mm" svg:x="104.83mm" svg:y="77.77mm" svg:viewBox="0 0 0 0" draw:points="0,0">
        <text:p/>
      </draw:polygon>
      <draw:polygon text:anchor-type="page" text:anchor-page-number="1" draw:z-index="46" draw:name="turtle" draw:style-name="gr11" draw:text-style-name="P92" drawooo:display="printer" svg:width="0mm" svg:height="0mm" svg:x="104.95mm" svg:y="148.13mm" svg:viewBox="0 0 0 0" draw:points="0,0">
        <text:p/>
      </draw:polygon>
      <draw:polygon text:anchor-type="page" text:anchor-page-number="1" draw:z-index="47" draw:name="turtle" draw:style-name="gr11" draw:text-style-name="P92" drawooo:display="printer" svg:width="0mm" svg:height="0mm" svg:x="105.23mm" svg:y="147.21mm" svg:viewBox="0 0 0 0" draw:points="0,0">
        <text:p/>
      </draw:polygon>
      <draw:polygon text:anchor-type="page" text:anchor-page-number="1" draw:z-index="48" draw:name="turtle" draw:style-name="gr11" draw:text-style-name="P92" drawooo:display="printer" svg:width="0mm" svg:height="0mm" svg:x="105.02mm" svg:y="80.29mm" svg:viewBox="0 0 0 0" draw:points="0,0">
        <text:p/>
      </draw:polygon>
      <draw:polygon text:anchor-type="page" text:anchor-page-number="1" draw:z-index="49" draw:name="turtle" draw:style-name="gr11" draw:text-style-name="P92" drawooo:display="printer" svg:width="0mm" svg:height="0mm" svg:x="169mm" svg:y="119.12mm" svg:viewBox="0 0 0 0" draw:points="0,0">
        <text:p/>
      </draw:polygon>
      <draw:polygon text:anchor-type="page" text:anchor-page-number="1" draw:z-index="50" draw:name="turtle" draw:style-name="gr11" draw:text-style-name="P92" drawooo:display="printer" svg:width="0mm" svg:height="0mm" svg:x="102.75mm" svg:y="111.9mm" svg:viewBox="0 0 0 0" draw:points="0,0">
        <text:p/>
      </draw:polygon>
      <draw:polygon text:anchor-type="page" text:anchor-page-number="1" draw:z-index="51" draw:name="turtle" draw:style-name="gr11" draw:text-style-name="P92" drawooo:display="printer" svg:width="0mm" svg:height="0mm" svg:x="104.81mm" svg:y="88.49mm" svg:viewBox="0 0 0 0" draw:points="0,0">
        <text:p/>
      </draw:polygon>
      <draw:polygon text:anchor-type="page" text:anchor-page-number="1" draw:z-index="52" draw:name="turtle" draw:style-name="gr11" draw:text-style-name="P92" drawooo:display="printer" svg:width="0mm" svg:height="0mm" svg:x="46.3mm" svg:y="7.44mm" svg:viewBox="0 0 0 0" draw:points="0,0">
        <text:p/>
      </draw:polygon>
      <draw:polygon text:anchor-type="page" text:anchor-page-number="1" draw:z-index="53" draw:name="turtle" draw:style-name="gr11" draw:text-style-name="P92" drawooo:display="printer" svg:width="0mm" svg:height="0mm" svg:x="192.44mm" svg:y="199.9mm" svg:viewBox="0 0 0 0" draw:points="0,0">
        <text:p/>
      </draw:polygon>
      <draw:polygon text:anchor-type="page" text:anchor-page-number="1" draw:z-index="54" draw:name="turtle" draw:style-name="gr11" draw:text-style-name="P92" drawooo:display="printer" svg:width="0mm" svg:height="0mm" svg:x="175.05mm" svg:y="155.08mm" svg:viewBox="0 0 0 0" draw:points="0,0">
        <text:p/>
      </draw:polygon>
      <draw:polygon text:anchor-type="page" text:anchor-page-number="1" draw:z-index="55" draw:name="turtle" draw:style-name="gr11" draw:text-style-name="P92" drawooo:display="printer" svg:width="0mm" svg:height="0mm" svg:x="174.24mm" svg:y="160.94mm" svg:viewBox="0 0 0 0" draw:points="0,0">
        <text:p/>
      </draw:polygon>
      <draw:polygon text:anchor-type="page" text:anchor-page-number="1" draw:z-index="56" draw:name="turtle" draw:style-name="gr12" draw:text-style-name="P92" drawooo:display="printer" svg:width="0mm" svg:height="0mm" svg:x="175.56mm" svg:y="148.52mm" svg:viewBox="0 0 0 0" draw:points="0,0">
        <text:p/>
      </draw:polygon>
      <draw:polygon text:anchor-type="page" text:anchor-page-number="1" draw:z-index="57" draw:name="turtle" draw:style-name="gr13" draw:text-style-name="P92" drawooo:display="printer" svg:width="0mm" svg:height="0mm" svg:x="77.77mm" svg:y="213.48mm" svg:viewBox="0 0 0 0" draw:points="0,0">
        <text:p/>
      </draw:polygon>
      <draw:polygon text:anchor-type="page" text:anchor-page-number="1" draw:z-index="58" draw:name="turtle" draw:style-name="gr12" draw:text-style-name="P92" drawooo:display="printer" svg:width="0mm" svg:height="0mm" svg:x="120.7mm" svg:y="217.26mm" svg:viewBox="0 0 0 0" draw:points="0,0">
        <text:p/>
      </draw:polygon>
      <draw:polygon text:anchor-type="page" text:anchor-page-number="1" draw:z-index="59" draw:name="turtle" draw:style-name="gr12" draw:text-style-name="P92" drawooo:display="printer" svg:width="0mm" svg:height="0mm" svg:x="175.49mm" svg:y="148.48mm" svg:viewBox="0 0 0 0" draw:points="0,0">
        <text:p/>
      </draw:polygon>
      <draw:polygon text:anchor-type="page" text:anchor-page-number="1" draw:z-index="60" draw:name="turtle" draw:style-name="gr12" draw:text-style-name="P92" drawooo:display="printer" svg:width="0mm" svg:height="0mm" svg:x="175.37mm" svg:y="148.31mm" svg:viewBox="0 0 0 0" draw:points="0,0">
        <text:p/>
      </draw:polygon>
      <draw:polygon text:anchor-type="page" text:anchor-page-number="1" draw:z-index="61" draw:name="turtle" draw:style-name="gr12" draw:text-style-name="P92" drawooo:display="printer" svg:width="0mm" svg:height="0mm" svg:x="175.38mm" svg:y="148.31mm" svg:viewBox="0 0 0 0" draw:points="0,0">
        <text:p/>
      </draw:polygon>
      <draw:polygon text:anchor-type="page" text:anchor-page-number="1" draw:z-index="62" draw:name="turtle" draw:style-name="gr14" draw:text-style-name="P93" drawooo:display="printer" svg:width="0mm" svg:height="0mm" svg:x="175.45mm" svg:y="148.5mm" svg:viewBox="0 0 0 0" draw:points="0,0">
        <text:p/>
      </draw:polygon>
      <draw:polygon text:anchor-type="page" text:anchor-page-number="0" draw:z-index="63" draw:name="turtle" draw:style-name="gr15" draw:text-style-name="P92" drawooo:display="printer" svg:width="0mm" svg:height="0mm" svg:x="175.35mm" svg:y="148.15mm" svg:viewBox="0 0 0 0" draw:points="0,0">
        <text:p/>
      </draw:polygon>
      <draw:circle text:anchor-type="page" text:anchor-page-number="0" draw:z-index="64" draw:style-name="gr16" draw:text-style-name="P94" svg:width="141.12mm" svg:height="141.12mm" svg:x="34.45mm" svg:y="77.95mm">
        <text:p/>
      </draw:circle>
      <draw:polyline text:anchor-type="page" text:anchor-page-number="0" draw:z-index="65" draw:name="actual" draw:style-name="gr17" draw:text-style-name="P95" svg:width="71.87mm" svg:height="18.18mm" svg:x="103.75mm" svg:y="139.52mm" svg:viewBox="0 0 7188 1819" draw:points="7181,898 7181,898 7181,900 7183,901 7184,903 7184,905 7184,908 7184,912 7184,914 7184,915 7186,917 7186,921 7188,921 7188,923 7188,926 7188,926 7188,926 7188,928 7188,930 7188,931 7188,933 7188,937 7188,940 7188,940 7186,940 7184,942 7184,944 7184,945 7186,947 7184,951 7184,951 7184,951 7184,953 7184,954 7184,956 7184,958 7184,960 7183,961 7181,961 7181,961 7179,963 7177,965 7177,967 7177,968 7176,970 7176,972 7174,974 7172,975 7170,979 7170,982 7168,984 7167,986 7165,988 7165,990 7163,991 7163,995 7161,998 7161,1000 7160,1002 7160,1005 7160,1005 7160,1007 7160,1009 7160,1012 7160,1016 7158,1018 7156,1020 7156,1021 7154,1023 7154,1025 7153,1028 7151,1032 7149,1034 7149,1035 7149,1037 7146,1039 7144,1041 7142,1042 7140,1046 7140,1046 7140,1046 7138,1048 7137,1050 7135,1051 7131,1053 7131,1057 7130,1058 7128,1058 7126,1058 7124,1060 7124,1060 7124,1062 7123,1064 7121,1065 7119,1067 7117,1069 7116,1071 7114,1074 7112,1078 7108,1080 7108,1081 7107,1083 7103,1085 7100,1087 7100,1088 7098,1092 7094,1094 7091,1095 7091,1097 7091,1099 7089,1101 7086,1102 7084,1106 7082,1109 7080,1109 7078,1111 7077,1113 7075,1115 7071,1117 7068,1118 7066,1120 7064,1122 7063,1124 7061,1125 7059,1129 7057,1131 7056,1132 7054,1134 7052,1136 7049,1138 7045,1139 7043,1143 7040,1147 7036,1147 7034,1148 7031,1150 7027,1152 7026,1154 7024,1155 7020,1157 7019,1159 7017,1161 7013,1162 7011,1166 7010,1168 7006,1169 7004,1171 7001,1173 6999,1175 6996,1177 6994,1180 6990,1184 6989,1184 6987,1184 6983,1185 6981,1189 6980,1191 6976,1192 6974,1194 6971,1196 6967,1198 6964,1199 6962,1203 6960,1207 6959,1207 6955,1208 6951,1210 6948,1212 6944,1214 6943,1215 6941,1217 6939,1219 6936,1221 6930,1222 6927,1226 6923,1226 6922,1226 6920,1228 6916,1229 6913,1231 6909,1233 6907,1235 6904,1236 6900,1238 6899,1240 6893,1244 6892,1247 6888,1247 6884,1247 6881,1249 6877,1251 6874,1252 6869,1254 6867,1256 6863,1258 6860,1259 6856,1261 6853,1265 6849,1266 6846,1266 6842,1268 6839,1272 6835,1275 6832,1277 6828,1279 6824,1281 6821,1282 6817,1284 6814,1286 6810,1288 6807,1289 6802,1291 6800,1293 6795,1296 6791,1300 6787,1300 6784,1302 6780,1304 6777,1307 6772,1309 6770,1311 6766,1312 6763,1314 6759,1316 6756,1318 6750,1319 6747,1321 6743,1323 6740,1325 6736,1328 6733,1330 6729,1330 6724,1332 6720,1335 6715,1339 6712,1339 6708,1339 6705,1341 6701,1344 6696,1346 6692,1348 6689,1351 6685,1351 6680,1353 6676,1355 6673,1356 6668,1358 6664,1360 6659,1362 6653,1363 6650,1367 6645,1367 6641,1369 6636,1372 6632,1374 6627,1374 6622,1376 6618,1379 6613,1379 6609,1381 6606,1381 6600,1385 6597,1386 6592,1390 6586,1390 6583,1392 6578,1393 6572,1397 6567,1399 6562,1401 6558,1402 6553,1404 6548,1406 6544,1408 6539,1409 6533,1411 6528,1413 6523,1415 6518,1416 6514,1418 6511,1420 6505,1422 6500,1425 6495,1427 6489,1429 6484,1431 6479,1432 6473,1434 6468,1436 6465,1438 6458,1439 6452,1441 6449,1443 6442,1445 6435,1446 6429,1448 6424,1450 6417,1450 6412,1452 6406,1453 6401,1455 6396,1457 6391,1459 6385,1462 6382,1464 6375,1468 6369,1469 6364,1471 6359,1473 6352,1476 6346,1476 6341,1478 6336,1480 6329,1483 6324,1483 6318,1483 6313,1485 6306,1489 6299,1490 6294,1490 6288,1492 6281,1496 6276,1498 6269,1499 6264,1501 6258,1503 6253,1505 6248,1506 6241,1508 6235,1510 6228,1512 6225,1513 6218,1515 6211,1515 6205,1517 6198,1519 6191,1522 6184,1524 6177,1526 6172,1529 6165,1531 6160,1533 6152,1535 6145,1536 6138,1540 6131,1540 6124,1542 6117,1543 6110,1545 6103,1547 6096,1549 6091,1549 6084,1550 6077,1554 6070,1554 6062,1556 6055,1558 6048,1559 6041,1561 6034,1563 6027,1565 6020,1566 6011,1568 6003,1572 5994,1572 5985,1573 5978,1575 5971,1577 5964,1580 5957,1580 5950,1582 5943,1584 5935,1586 5928,1586 5921,1586 5914,1588 5909,1589 5904,1591 5897,1593 5888,1595 5881,1596 5874,1598 5867,1600 5861,1600 5853,1602 5844,1603 5837,1605 5830,1607 5821,1607 5812,1607 5805,1609 5798,1610 5789,1612 5780,1614 5773,1614 5766,1616 5757,1619 5750,1621 5743,1623 5736,1625 5727,1626 5720,1628 5711,1632 5704,1632 5697,1633 5690,1635 5681,1637 5674,1639 5666,1639 5659,1639 5650,1640 5643,1642 5634,1644 5625,1644 5618,1644 5609,1646 5602,1647 5593,1649 5584,1653 5576,1653 5567,1655 5558,1656 5549,1658 5540,1662 5533,1662 5525,1663 5516,1665 5507,1667 5498,1670 5489,1672 5480,1672 5473,1674 5465,1676 5456,1677 5445,1677 5435,1679 5427,1679 5420,1681 5412,1683 5401,1685 5390,1686 5382,1686 5373,1688 5364,1690 5355,1692 5346,1693 5338,1693 5329,1695 5320,1697 5311,1700 5302,1704 5293,1704 5285,1704 5274,1704 5265,1706 5256,1707 5246,1711 5237,1711 5226,1713 5218,1713 5207,1715 5196,1715 5188,1716 5179,1716 5170,1718 5159,1718 5151,1720 5140,1720 5129,1722 5119,1725 5108,1725 5098,1725 5089,1727 5080,1727 5069,1729 5061,1729 5052,1730 5041,1730 5031,1730 5020,1730 5009,1732 4999,1734 4988,1736 4978,1736 4969,1737 4957,1739 4948,1741 4937,1741 4927,1741 4916,1741 4905,1743 4895,1743 4884,1744 4874,1746 4863,1748 4852,1750 4842,1750 4830,1752 4821,1752 4810,1753 4798,1755 4787,1755 4777,1757 4766,1759 4754,1760 4743,1760 4733,1762 4722,1764 4710,1766 4699,1767 4687,1767 4676,1767 4664,1767 4653,1767 4641,1767 4630,1767 4618,1769 4606,1771 4593,1773 4583,1773 4570,1773 4558,1773 4547,1773 4535,1773 4524,1774 4512,1776 4500,1776 4487,1778 4475,1780 4464,1782 4454,1782 4441,1782 4429,1782 4417,1783 4404,1783 4392,1785 4380,1787 4369,1789 4355,1790 4343,1790 4330,1792 4318,1792 4306,1792 4293,1794 4281,1794 4269,1796 4255,1797 4242,1797 4228,1799 4214,1799 4202,1799 4186,1799 4172,1799 4157,1799 4143,1799 4131,1801 4117,1801 4105,1801 4092,1801 4080,1801 4068,1801 4055,1803 4041,1804 4029,1806 4016,1808 4001,1806 3985,1804 3969,1804 3955,1804 3941,1804 3926,1804 3912,1804 3900,1804 3884,1804 3870,1804 3856,1804 3842,1804 3828,1804 3814,1804 3799,1804 3784,1804 3769,1804 3755,1804 3743,1804 3727,1806 3713,1808 3699,1810 3685,1812 3669,1813 3655,1813 3642,1813 3628,1813 3616,1813 3602,1813 3584,1813 3572,1813 3558,1813 3544,1813 3526,1813 3510,1813 3494,1813 3477,1815 3459,1817 3445,1819 3431,1819 3415,1819 3397,1819 3381,1819 3364,1819 3348,1819 3332,1819 3316,1819 3298,1819 3283,1819 3265,1817 3249,1815 3231,1813 3214,1813 3198,1813 3180,1812 3163,1810 3143,1810 3127,1808 3110,1808 3092,1808 3074,1808 3057,1808 3039,1806 3022,1804 3002,1804 2985,1803 2967,1801 2949,1799 2930,1799 2912,1799 2893,1799 2875,1799 2856,1799 2836,1797 2817,1797 2799,1797 2780,1796 2760,1796 2741,1794 2722,1792 2702,1792 2683,1792 2663,1790 2642,1790 2621,1789 2600,1787 2579,1785 2559,1783 2538,1782 2517,1780 2496,1778 2475,1776 2454,1774 2431,1774 2408,1773 2388,1771 2365,1769 2346,1767 2325,1766 2304,1766 2282,1766 2260,1764 2238,1762 2215,1759 2191,1757 2168,1755 2145,1753 2122,1750 2099,1746 2076,1744 2051,1741 2028,1737 2004,1736 1981,1732 1958,1729 1933,1725 1909,1720 1884,1716 1859,1713 1833,1709 1808,1704 1782,1702 1755,1697 1729,1693 1700,1688 1674,1683 1647,1679 1621,1676 1593,1672 1565,1667 1536,1663 1508,1658 1480,1653 1452,1646 1422,1640 1392,1635 1360,1628 1328,1623 1296,1616 1265,1610 1235,1605 1203,1598 1169,1589 1136,1580 1102,1573 1069,1565 1035,1556 1000,1547 965,1538 928,1528 891,1517 852,1508 813,1496 774,1483 736,1471 695,1459 654,1445 610,1429 566,1413 522,1393 476,1374 430,1353 381,1328 330,1298 277,1268 220,1233 162,1192 102,1138 44,1067 0,970 0,854 44,758 102,690 161,637 217,594 272,559 326,529 379,501 429,478 476,457 522,436 568,418 614,400 658,385 699,369 739,356 778,346 818,333 857,321 894,310 931,300 967,289 1002,282 1037,275 1071,266 1106,256 1138,245 1171,238 1203,229 1235,224 1266,217 1298,210 1330,203 1360,196 1390,191 1420,185 1448,178 1478,173 1506,168 1535,164 1563,159 1591,155 1619,152 1646,146 1672,143 1699,138 1725,134 1752,131 1776,127 1803,123 1827,120 1852,116 1877,113 1901,109 1926,106 1949,101 1974,97 1998,93 2023,92 2048,90 2071,88 2094,86 2117,83 2141,81 2164,78 2189,76 2212,72 2235,71 2258,69 2281,67 2304,67 2325,67 2348,64 2371,64 2392,64 2413,60 2434,58 2455,58 2477,56 2498,53 2519,51 2540,49 2559,48 2581,46 2600,46 2619,42 2639,42 2658,41 2678,39 2699,37 2718,34 2738,34 2757,32 2775,32 2796,30 2815,28 2835,26 2852,25 2872,25 2889,23 2909,23 2926,21 2946,19 2963,18 2983,18 3000,16 3018,14 3036,11 3053,11 3071,11 3089,9 3106,9 3124,7 3141,5 3159,5 3175,2 3191,2 3209,0 3226,0 3242,0 3258,2 3274,2 3291,2 3309,2 3325,2 3341,2 3357,4 3373,5 3388,5 3404,5 3418,5 3434,5 3450,5 3466,5 3484,5 3501,5 3515,5 3530,5 3545,5 3561,5 3575,5 3591,5 3607,5 3623,5 3637,5 3653,5 3667,5 3683,5 3697,5 3713,7 3727,7 3743,9 3759,9 3773,9 3787,11 3801,12 3815,14 3829,16 3844,16 3858,16 3872,16 3886,16 3900,18 3914,19 3928,23 3942,21 3956,21 3969,19 3981,19 3993,19 4008,19 4022,19 4036,18 4048,18 4062,18 4075,18 4089,19 4103,19 4115,21 4129,23 4143,25 4157,25 4170,23 4182,23 4196,23 4209,23 4221,23 4232,23 4246,23 4258,23 4270,25 4284,26 4297,26 4309,28 4322,30 4334,30 4346,32 4359,32 4371,32 4383,34 4396,34 4408,35 4420,35 4433,37 4445,39 4456,39 4468,39 4480,39 4493,41 4505,41 4516,42 4528,42 4538,44 4551,46 4563,48 4574,48 4586,48 4597,48 4609,48 4620,48 4632,49 4643,51 4655,53 4665,53 4678,55 4688,55 4701,55 4711,55 4722,56 4733,58 4745,58 4755,58 4766,58 4777,58 4789,58 4800,60 4810,62 4821,62 4831,60 4842,60 4852,60 4863,60 4874,62 4886,64 4895,67 4905,65 4916,65 4927,67 4937,67 4948,69 4958,71 4969,71 4978,71 4988,72 4999,72 5009,74 5020,76 5029,76 5039,78 5050,78 5059,78 5069,79 5080,81 5089,85 5099,86 5108,86 5117,86 5126,88 5136,90 5145,90 5154,92 5165,93 5175,95 5184,95 5193,95 5202,97 5211,97 5219,99 5228,99 5239,99 5248,101 5256,102 5267,106 5278,106 5286,108 5295,108 5304,109 5315,109 5325,111 5334,111 5343,113 5352,115 5360,116 5369,118 5378,122 5387,122 5398,123 5406,125 5413,125 5422,127 5431,129 5440,129 5449,131 5457,131 5466,132 5475,134 5484,134 5493,134 5502,136 5510,138 5519,139 5528,143 5535,143 5542,145 5551,146 5558,148 5567,152 5576,152 5584,153 5593,155 5600,157 5609,161 5616,161 5625,162 5632,164 5639,166 5648,168 5655,168 5664,168 5671,169 5680,171 5687,173 5694,175 5703,175 5711,178 5719,178 5726,182 5733,182 5740,183 5747,185 5754,189 5761,191 5768,192 5775,194 5782,196 5789,198 5796,201 5803,201 5810,201 5817,203 5824,205 5831,206 5838,208 5846,208 5853,210 5860,213 5867,215 5874,217 5879,219 5884,220 5891,222 5898,224 5906,224 5914,224 5921,226 5928,228 5935,228 5943,229 5950,231 5957,233 5964,235 5971,236 5978,238 5985,240 5992,243 5999,245 6006,245 6015,247 6022,249 6029,250 6036,252 6043,254 6050,256 6055,258 6062,259 6070,259 6077,259 6084,261 6091,265 6098,265 6105,266 6110,268 6115,270 6122,272 6130,273 6137,275 6144,277 6149,279 6156,280 6161,282 6167,284 6172,286 6179,289 6184,289 6191,289 6197,291 6204,295 6209,295 6216,296 6221,298 6227,300 6234,300 6239,302 6246,303 6253,305 6258,307 6264,309 6271,310 6276,314 6281,316 6288,318 6295,319 6301,321 6306,323 6311,325 6318,326 6324,328 6329,330 6334,332 6339,333 6346,335 6350,337 6355,339 6361,342 6366,344 6371,346 6376,347 6382,351 6387,353 6392,353 6398,355 6405,358 6410,360 6414,362 6419,363 6424,367 6429,369 6435,370 6440,372 6445,374 6451,377 6456,379 6459,381 6466,383 6473,386 6479,388 6484,392 6489,393 6493,395 6500,397 6507,399 6512,400 6518,402 6523,404 6526,406 6532,407 6537,409 6541,411 6546,413 6551,415 6555,416 6560,418 6565,420 6569,422 6574,423 6579,425 6583,427 6588,429 6592,430 6597,430 6600,432 6606,434 6609,437 6613,437 6618,437 6622,439 6627,443 6630,446 6636,446 6639,448 6643,450 6648,452 6652,453 6657,455 6662,457 6668,459 6671,460 6675,462 6680,464 6683,466 6689,467 6694,469 6697,473 6701,474 6705,474 6708,478 6712,480 6717,483 6720,483 6724,483 6727,485 6733,485 6736,487 6742,489 6745,490 6749,492 6752,494 6757,496 6761,497 6766,499 6770,501 6773,503 6777,506 6780,510 6784,510 6787,512 6791,513 6795,515 6798,517 6803,519 6807,520 6812,522 6814,524 6819,526 6821,529 6826,533 6830,533 6833,534 6837,538 6840,542 6844,543 6847,545 6851,547 6853,549 6858,550 6860,552 6863,554 6867,554 6869,556 6872,557 6874,561 6877,563 6881,564 6884,566 6890,568 6893,570 6897,572 6900,573 6904,575 6906,575 6909,577 6913,579 6914,582 6918,584 6920,586 6923,587 6927,589 6929,591 6932,593 6936,596 6937,598 6941,598 6943,600 6946,603 6948,607 6950,609 6953,610 6957,612 6959,614 6962,616 6964,617 6966,621 6969,621 6971,621 6973,623 6976,624 6980,626 6981,628 6985,630 6987,631 6990,633 6992,635 6996,639 6997,642 6999,644 7003,646 7004,647 7006,649 7010,651 7011,653 7013,656 7015,660 7015,660 7017,661 7019,663 7020,665 7022,667 7024,669 7026,670 7027,670 7029,672 7033,674 7034,677 7036,679 7038,681 7040,683 7041,684 7043,686 7047,688 7050,691 7052,695 7052,697 7054,699 7056,700 7057,702 7059,704 7061,706 7063,709 7064,709 7066,709 7068,711 7070,713 7071,714 7073,716 7075,718 7077,720 7078,720 7078,721 7078,723 7080,727 7082,728 7082,730 7084,732 7086,734 7087,736 7089,737 7089,741 7089,743 7091,744 7093,746 7094,748 7096,750 7096,751 7098,755 7100,758 7100,760 7101,762 7103,764 7103,766 7105,767 7107,769 7108,773 7110,774 7112,776 7112,778 7112,780 7114,781 7116,783 7117,787 7119,790 7119,790 7121,792 7121,794 7123,796 7124,797 7126,799 7128,803 7130,803 7131,803 7131,804 7131,806 7131,808 7133,810 7135,813 7137,817 7138,817 7138,818 7138,820 7138,822 7138,824 7138,826 7140,827 7142,827 7142,827 7144,829 7146,831 7146,833 7147,834 7147,836 7147,838 7147,838 7146,840 7146,841 7146,843 7146,845 7146,847 7146,848 7146,850 7147,852 7149,854 7149,857 7149,859 7149,861 7147,863 7147,864">
        <text:p/>
      </draw:polyline>
      <text:p text:style-name="P2">; <text:span text:style-name="T31">Legge gravitazionale di Newton in 2D</text:span></text:p>
      <text:p text:style-name="P2"/>
      <text:p text:style-name="P2">; <text:span text:style-name="T58">Orbita della cometa Halley </text:span></text:p>
      <text:p text:style-name="P12"/>
      <text:p text:style-name="P2">; <text:span text:style-name="T32">La Tartaruga gioca il ruolo della cometa</text:span></text:p>
      <text:p text:style-name="P2">; <text:span text:style-name="T32">Il pianeta sta al centro, che in LibreLogo ha coordinate [ 297.89, 421.11 ]</text:span></text:p>
      <text:p text:style-name="P2">; <text:span text:style-name="T36">dove l’unità di misura è il “punto” (p).</text:span></text:p>
      <text:p text:style-name="P2">; <text:span text:style-name="T33">Lo spazio della pagina è (pagg. 63-65 del Piccolo Manuale di LibreLogo</text:span></text:p>
      <text:p text:style-name="P2"/>
      <text:p text:style-name="P5">; <text:s text:c="3"/><text:span text:style-name="T33">[0, 0] –-------- <text:s/>[596, 0]</text:span></text:p>
      <text:p text:style-name="P5">; <text:s text:c="7"/><text:span text:style-name="T33">| <text:s text:c="25"/>|</text:span></text:p>
      <text:p text:style-name="P5">; <text:s text:c="7"/><text:span text:style-name="T33">| <text:s text:c="25"/>|</text:span></text:p>
      <text:p text:style-name="P5">; <text:s text:c="7"/><text:span text:style-name="T33">| <text:s text:c="25"/>|</text:span></text:p>
      <text:p text:style-name="P5">; <text:s text:c="7"/><text:span text:style-name="T33">| <text:s text:c="25"/>|</text:span></text:p>
      <text:p text:style-name="P5">; <text:s text:c="7"/><text:span text:style-name="T33">| <text:s text:c="25"/>|</text:span></text:p>
      <text:p text:style-name="P5">; <text:s text:c="7"/><text:span text:style-name="T33">| <text:s text:c="25"/>|</text:span></text:p>
      <text:p text:style-name="P56">; <text:s text:c="3"/>[0, 842]–------ [596, 842] <text:s text:c="3"/></text:p>
      <text:p text:style-name="P2"/>
      <text:p text:style-name="Standard">;f<text:span text:style-name="T48">P</text:span> = open('/<text:span text:style-name="T47">home/arf/tmp-tower/POS</text:span>', 'w')</text:p>
      <text:p text:style-name="P72">GLOBAL GG, Dt, DX, DY, XPOS0, YPOS0, XPOS, YPOS, XVEL, YVEL, XACC, YACC </text:p>
      <text:p text:style-name="P53"/>
      <text:p text:style-name="P74">TO NEWTON <text:span text:style-name="T61">X Y</text:span></text:p>
      <text:p text:style-name="P15"><text:s text:c="2"/><text:span text:style-name="T56">GLOBAL GG, Dt, DX, DY, XPOS0, YPOS0, XPOS, YPOS, XVEL, YVEL, XACC, YACC </text:span></text:p>
      <text:p text:style-name="P29"><text:span text:style-name="T59"><text:s text:c="2"/></text:span>DX = (<text:span text:style-name="T59">X-XPOS0)</text:span></text:p>
      <text:p text:style-name="P14"><text:span text:style-name="T5"><text:s text:c="2"/></text:span><text:span text:style-name="T6">DY = </text:span><text:span text:style-name="T5">(Y-YPOS</text:span><text:span text:style-name="T15">0</text:span><text:span text:style-name="T5">)</text:span></text:p>
      <text:p text:style-name="P13"><text:s text:c="2"/><text:span text:style-name="T28">R2 = </text:span><text:span text:style-name="T6">(DX</text:span><text:span text:style-name="T5">**2 </text:span><text:span text:style-name="T6">+ DY</text:span><text:span text:style-name="T5">**2</text:span><text:span text:style-name="T6">)</text:span></text:p>
      <text:p text:style-name="P28"><text:s text:c="2"/>R = SQRT(R2)</text:p>
      <text:p text:style-name="P75"><text:s text:c="2"/><text:span text:style-name="T60">X</text:span>ACC = - <text:span text:style-name="T5">G</text:span><text:span text:style-name="T7">G</text:span><text:span text:style-name="T5"> / </text:span><text:span text:style-name="T6">R2 *</text:span><text:span text:style-name="T9"> DX / R</text:span></text:p>
      <text:p text:style-name="P75"><text:s text:c="2"/><text:span text:style-name="T60">Y</text:span>ACC = - <text:span text:style-name="T5">G</text:span><text:span text:style-name="T7">G</text:span><text:span text:style-name="T5"> / </text:span><text:span text:style-name="T6">R2 *</text:span><text:span text:style-name="T9"> D</text:span><text:span text:style-name="T18">Y</text:span><text:span text:style-name="T9"> / R</text:span></text:p>
      <text:p text:style-name="P74">END</text:p>
      <text:p text:style-name="P52"/>
      <text:p text:style-name="P71">TO STEP</text:p>
      <text:p text:style-name="P72">GLOBAL GG, Dt, DX, DY, XPOS0, YPOS0, XPOS, YPOS, XVEL, YVEL, XACC, YACC </text:p>
      <text:p text:style-name="P43"/>
      <text:p text:style-name="P44">NEWTON XPOS YPOS</text:p>
      <text:p text:style-name="P30">K<text:span text:style-name="T64">X</text:span>1 = <text:span text:style-name="T63">Dt * XACC</text:span></text:p>
      <text:p text:style-name="P37">XVEL<text:span text:style-name="T65">1</text:span> = XVEL +K<text:span text:style-name="T64">X</text:span>1 / 2.</text:p>
      <text:p text:style-name="P32">K<text:span text:style-name="T64">Y</text:span>1 = <text:span text:style-name="T63">Dt * YACC</text:span></text:p>
      <text:p text:style-name="P37">YVEL<text:span text:style-name="T65">1</text:span> = <text:span text:style-name="T61">Y</text:span>VEL +K<text:span text:style-name="T64">Y</text:span>1 / 2.</text:p>
      <text:p text:style-name="P37">X<text:span text:style-name="T61">POS</text:span>T = X<text:span text:style-name="T61">POS</text:span> +<text:span text:style-name="T61">XVEL1 * Dt</text:span> / 2.</text:p>
      <text:p text:style-name="P37"><text:span text:style-name="T62">YPOS</text:span>T = <text:span text:style-name="T61">YPOS</text:span> +<text:span text:style-name="T61">YVEL1 * Dt</text:span> / 2.</text:p>
      <text:p text:style-name="P37"/>
      <text:p text:style-name="P45">NEWTON XPOST YPOST</text:p>
      <text:p text:style-name="P31">K<text:span text:style-name="T64">X2</text:span> = <text:span text:style-name="T61">Dt * XACC </text:span></text:p>
      <text:p text:style-name="P38">XVEL<text:span text:style-name="T65">2</text:span> = XVEL +K<text:span text:style-name="T64">X2</text:span> </text:p>
      <text:p text:style-name="P32">K<text:span text:style-name="T64">Y2</text:span> = <text:span text:style-name="T61">Dt * YACC </text:span></text:p>
      <text:p text:style-name="P38">YVEL<text:span text:style-name="T65">2</text:span>= <text:span text:style-name="T61">Y</text:span>VEL +K<text:span text:style-name="T64">Y2</text:span></text:p>
      <text:p text:style-name="P38">X<text:span text:style-name="T61">POST</text:span>= X<text:span text:style-name="T61">POS</text:span> +<text:span text:style-name="T61">XVEL2 * Dt</text:span> / 2.</text:p>
      <text:p text:style-name="P38"><text:span text:style-name="T62">YPOST</text:span>= <text:span text:style-name="T61">YPOS</text:span> +<text:span text:style-name="T61">YVEL2 * Dt</text:span> / 2.</text:p>
      <text:p text:style-name="P33"/>
      <text:p text:style-name="P46">NEWTON XPOST YPOST</text:p>
      <text:p text:style-name="P34">K<text:span text:style-name="T64">X3</text:span> = <text:span text:style-name="T61">Dt * XACC </text:span></text:p>
      <text:p text:style-name="P39"><text:soft-page-break/>XVEL<text:span text:style-name="T65">3</text:span> = XVEL +K<text:span text:style-name="T64">X3</text:span> </text:p>
      <text:p text:style-name="P34">K<text:span text:style-name="T64">Y3</text:span> = <text:span text:style-name="T61">Dt * YACC </text:span></text:p>
      <text:p text:style-name="P39">YVEL<text:span text:style-name="T65">3</text:span>= <text:span text:style-name="T61">Y</text:span>VEL +K<text:span text:style-name="T64">Y3</text:span></text:p>
      <text:p text:style-name="P39">X<text:span text:style-name="T61">POST</text:span>= X<text:span text:style-name="T61">POS</text:span> +<text:span text:style-name="T61">XVEL3 * Dt</text:span> / 2.</text:p>
      <text:p text:style-name="P39"><text:span text:style-name="T62">YPOST</text:span>= <text:span text:style-name="T61">YPOS</text:span> +<text:span text:style-name="T61">YVEL3 * Dt</text:span> / 2.</text:p>
      <text:p text:style-name="P34"><text:s/></text:p>
      <text:p text:style-name="P46">NEWTON XPOST YPOST</text:p>
      <text:p text:style-name="P36">K<text:span text:style-name="T64">X4</text:span> = <text:span text:style-name="T61">Dt * XACC </text:span></text:p>
      <text:p text:style-name="P42">XVEL<text:span text:style-name="T66">4</text:span> = XVEL + K<text:span text:style-name="T64">X4</text:span> </text:p>
      <text:p text:style-name="P36">K<text:span text:style-name="T64">Y4</text:span> = <text:span text:style-name="T61">Dt * YACC </text:span></text:p>
      <text:p text:style-name="P42"><text:span text:style-name="T66">Y</text:span>VEL<text:span text:style-name="T66">4</text:span> = <text:span text:style-name="T66">Y</text:span>VEL +K<text:span text:style-name="T66">Y4</text:span></text:p>
      <text:p text:style-name="P39"/>
      <text:p text:style-name="P40">XVEL= XVEL + <text:span text:style-name="T64">(KX1 + 2 * KX2 + 2 * KX3 + </text:span>K<text:span text:style-name="T64">X4) / 6.</text:span> </text:p>
      <text:p text:style-name="P40"><text:span text:style-name="T67">Y</text:span>VEL= <text:span text:style-name="T67">Y</text:span>VEL + <text:span text:style-name="T64">(KY1 + 2 * KY2 + 2 * KY3 + </text:span>K<text:span text:style-name="T67">Y4) / 6.</text:span> </text:p>
      <text:p text:style-name="P40"/>
      <text:p text:style-name="P39">X<text:span text:style-name="T61">POS</text:span>= X<text:span text:style-name="T61">POS</text:span> + <text:span text:style-name="T68">(XVEL1 + 2 * XVEL2 + 2 * XVEL3 + XVEL4) * Dt</text:span> / <text:span text:style-name="T68">6</text:span>.</text:p>
      <text:p text:style-name="P41">Y<text:span text:style-name="T61">POS</text:span>= Y<text:span text:style-name="T61">POS</text:span> + <text:span text:style-name="T68">(YVEL1 + 2 * YVEL2 + 2 * YVEL3 + YVEL4) * Dt</text:span> / <text:span text:style-name="T68">6</text:span>.</text:p>
      <text:p text:style-name="P35"><text:s/></text:p>
      <text:p text:style-name="P71">END</text:p>
      <text:p text:style-name="P52"/>
      <text:p text:style-name="P52">G = 6.67<text:span text:style-name="T35">E-11 <text:s text:c="15"/>; (N*m^2/Kg^2) <text:s/>Costante di gravitazione</text:span></text:p>
      <text:p text:style-name="P54">M<text:span text:style-name="T50">s</text:span> = <text:span text:style-name="T50">1.99E30</text:span> <text:s text:c="5"/><text:span text:style-name="T36"><text:s text:c="9"/></text:span>; (Kg) Massa del <text:span text:style-name="T50">sole</text:span></text:p>
      <text:p text:style-name="P55"/>
      <text:p text:style-name="P54">Dp = <text:span text:style-name="T50">200.0 <text:s text:c="17"/>; Afelio espresso in punti,</text:span></text:p>
      <text:p text:style-name="P57"><text:s text:c="28"/><text:span text:style-name="T36"><text:s text:c="8"/></text:span>; valore da scegliere in virtù<text:span text:style-name="T46">l</text:span> di cosa si vuole simulare</text:p>
      <text:p text:style-name="P68">rAf = <text:span text:style-name="T69">35.08</text:span> <text:s text:c="16"/>; Afelio (<text:span text:style-name="T69">AU</text:span>)</text:p>
      <text:p text:style-name="P67">vAf = 9.12E2 <text:s text:c="13"/>; Velocità all’afelio in (m/s) </text:p>
      <text:p text:style-name="P70">;Dt = <text:span text:style-name="T54">3.75</text:span></text:p>
      <text:p text:style-name="P73">Dt = <text:span text:style-name="T78">0.001 <text:s text:c="2"/>; con 10.0 non chiude già più</text:span></text:p>
      <text:p text:style-name="P70"/>
      <text:p text:style-name="P78">K = <text:span text:style-name="T40">Dp/rAf</text:span> <text:s text:c="19"/>; fattore di scala: numero di punti/<text:span text:style-name="T70">AU</text:span></text:p>
      <text:p text:style-name="P78"><text:span text:style-name="T69">GAU = G / 1.496E11**2</text:span> </text:p>
      <text:p text:style-name="P77">Gp = G<text:span text:style-name="T69">AU</text:span> * K**2 <text:s text:c="13"/>; (N*p^2*Kg^2)</text:p>
      <text:p text:style-name="P58">G<text:span text:style-name="T40">G</text:span> = G<text:span text:style-name="T40">p</text:span> * M<text:span text:style-name="T50">s</text:span> <text:s text:c="14"/>; Cost. <text:span text:style-name="T41">inclusiva</text:span> <text:span text:style-name="T41">della </text:span>mass<text:span text:style-name="T50">a solare (per ridurre il numero di</text:span></text:p>
      <text:p text:style-name="P58"><text:s text:c="39"/>; <text:span text:style-name="T41">moltiplicazioni nei cicli di integrazione)</text:span></text:p>
      <text:p text:style-name="P9"/>
      <text:p text:style-name="P11"><text:span text:style-name="T10">;print(</text:span><text:span text:style-name="T4">' </text:span><text:span text:style-name="T16">K</text:span><text:span text:style-name="T8"> <text:s/></text:span><text:span text:style-name="T12">= </text:span><text:span text:style-name="T8"><text:s/>' + </text:span><text:span text:style-name="T11">repr(</text:span><text:span text:style-name="T16">K</text:span><text:span text:style-name="T17">)</text:span><text:span text:style-name="T8">)</text:span></text:p>
      <text:p text:style-name="P9"/>
      <text:p text:style-name="P84">f = open('/<text:span text:style-name="T76">home/arf/Didattica//CODING/Logo/orbite/halley-dt-0.001-20</text:span>', 'w')</text:p>
      <text:p text:style-name="P47">f.write( ‘REPCOUNT, GG, Dt, DX, DY, XPOS0, <text:s/>YPOS0, ~</text:p>
      <text:p text:style-name="P47"><text:s text:c="14"/>XPOS, <text:s/>YPOS, <text:s/>XVEL, YVEL, XACC, YACC, \n’)</text:p>
      <text:p text:style-name="P9"/>
      <text:p text:style-name="P63">CLEARSCREEN</text:p>
      <text:p text:style-name="P20">HOME</text:p>
      <text:p text:style-name="P51"/>
      <text:p text:style-name="P24">FILLCOLOR “<text:span text:style-name="T50">yellow</text:span>” <text:s text:c="2"/>; <text:span text:style-name="T34">colore del sole</text:span></text:p>
      <text:p text:style-name="P81">PENCOLOR “RED”</text:p>
      <text:p text:style-name="P81"/>
      <text:p text:style-name="P24">CIRCLE <text:span text:style-name="T77">400 <text:s text:c="18"/>; Qui il sole non può essere in scala</text:span></text:p>
      <text:p text:style-name="P80">PENCOLOR “black”</text:p>
      <text:p text:style-name="P24"/>
      <text:p text:style-name="P22"><text:span text:style-name="T3">XPOS0 =</text:span> POSITION[<text:span text:style-name="T3">0</text:span>] ; <text:span text:style-name="T37">coordinate origine (centro pagina)</text:span></text:p>
      <text:p text:style-name="P23"><text:soft-page-break/><text:span text:style-name="T2">YPOS0 =</text:span> POSITION[1<text:span text:style-name="T38">]</text:span></text:p>
      <text:p text:style-name="P59"/>
      <text:p text:style-name="P49"><text:span text:style-name="T39">HIDE</text:span>TURTLE <text:s text:c="14"/>; <text:span text:style-name="T42">nascondo la Tartaruga perché assorbe troppe risorse</text:span></text:p>
      <text:p text:style-name="P48"/>
      <text:p text:style-name="P50">; Determinazione delle condizioni iniziali</text:p>
      <text:p text:style-name="P50"/>
      <text:p text:style-name="P50">; Posizione iniziale <text:span text:style-name="T43">dove portiamo il satellite in quota</text:span></text:p>
      <text:p text:style-name="P48"/>
      <text:p text:style-name="P3">PENUP</text:p>
      <text:p text:style-name="P79">POSITION [XPOS0 <text:span text:style-name="T71">+ rAf*K</text:span>, YPOS0]</text:p>
      <text:p text:style-name="P3">PENDOWN</text:p>
      <text:p text:style-name="P21"/>
      <text:p text:style-name="P4"><text:span text:style-name="T27">X</text:span>POS = <text:span text:style-name="T1">POSITION[0]</text:span></text:p>
      <text:p text:style-name="P7"><text:span text:style-name="T1">Y</text:span>POS = <text:span text:style-name="T1">POSITION[1]</text:span></text:p>
      <text:p text:style-name="P7"/>
      <text:p text:style-name="P50">; Velocità inizial<text:span text:style-name="T44">e che imprimiamo al satellite</text:span></text:p>
      <text:p text:style-name="P17"/>
      <text:p text:style-name="P69">eps = <text:span text:style-name="T51">0.967 <text:s text:c="5"/>; Eccentricità orbita Halley</text:span></text:p>
      <text:p text:style-name="P76">;eps = 0.<text:span text:style-name="T74">0</text:span></text:p>
      <text:p text:style-name="P64"/>
      <text:p text:style-name="P64">;XVEL = sqrt(GG/<text:span text:style-name="T51">(rAf*K)</text:span>) / <text:span text:style-name="T52">3.5</text:span></text:p>
      <text:p text:style-name="P65"><text:span text:style-name="T71">Y</text:span>VEL = sqrt(GG/<text:span text:style-name="T51">(rAf*K)*(1-eps</text:span>)<text:span text:style-name="T53">)</text:span></text:p>
      <text:p text:style-name="P25"/>
      <text:p text:style-name="P10"><text:span text:style-name="T10">;print(</text:span><text:span text:style-name="T4">'</text:span><text:span text:style-name="T13">X</text:span><text:span text:style-name="T14">VEL</text:span><text:span text:style-name="T8"> <text:s/></text:span><text:span text:style-name="T12">= </text:span><text:span text:style-name="T8"><text:s/>' + </text:span><text:span text:style-name="T11">repr(</text:span><text:span text:style-name="T13">X</text:span><text:span text:style-name="T14">VEL</text:span><text:span text:style-name="T11">) </text:span><text:span text:style-name="T16">+ </text:span><text:span text:style-name="T4">' <text:s text:c="3"/></text:span><text:span text:style-name="T13">X</text:span><text:span text:style-name="T14">VEL/</text:span><text:span text:style-name="T16">K</text:span><text:span text:style-name="T8"> <text:s/></text:span><text:span text:style-name="T12">= </text:span><text:span text:style-name="T8"><text:s/>' + </text:span><text:span text:style-name="T11">repr(</text:span><text:span text:style-name="T13">X</text:span><text:span text:style-name="T14">VEL/</text:span><text:span text:style-name="T16">K</text:span><text:span text:style-name="T11">)</text:span><text:span text:style-name="T8">)</text:span></text:p>
      <text:p text:style-name="P26"/>
      <text:p text:style-name="P6"><text:span text:style-name="T72">X</text:span>VEL = <text:span text:style-name="T30">0</text:span>.0</text:p>
      <text:p text:style-name="P6"/>
      <text:p text:style-name="P60">PENDOWN</text:p>
      <text:p text:style-name="P61">PENCOLOR “<text:span text:style-name="T75">black</text:span>”</text:p>
      <text:p text:style-name="P62">PENSIZE <text:span text:style-name="T45">1</text:span></text:p>
      <text:p text:style-name="P6"/>
      <text:p text:style-name="P82">nWrite = 0</text:p>
      <text:p text:style-name="P66"><text:span text:style-name="T73">y</text:span>IsNegative = FALSE <text:s text:c="3"/>; <text:span text:style-name="T55">Flag controllo completamento orbita:</text:span></text:p>
      <text:p text:style-name="P66"><text:s text:c="39"/>; <text:span text:style-name="T55">quando x ridiventa positivo</text:span></text:p>
      <text:p text:style-name="P8"><text:span text:style-name="T49">WHILE NOT ( yIsNegative AND (YPOS-YPOS0) &gt; 0)</text:span> [</text:p>
      <text:p text:style-name="P8"><text:s text:c="3"/><text:span text:style-name="T79">nWrite = nWrite + 1</text:span></text:p>
      <text:p text:style-name="P66"><text:s text:c="3"/>IF NOT <text:span text:style-name="T73">y</text:span>IsNegative AND (<text:span text:style-name="T73">Y</text:span>POS-<text:span text:style-name="T73">Y</text:span>POS0) &lt; 0 <text:s/>[ <text:span text:style-name="T73">y</text:span>IsNegative = TRUE ]</text:p>
      <text:p text:style-name="P27"><text:s text:c="5"/><text:span text:style-name="T57">STEP</text:span> <text:s/></text:p>
      <text:p text:style-name="P19"><text:s text:c="5"/><text:span text:style-name="T79">IF nWrite = 1 [</text:span></text:p>
      <text:p text:style-name="P19"><text:s text:c="5"/><text:span text:style-name="T29">POSITION [XPOS, YPOS]</text:span></text:p>
      <text:p text:style-name="P16"><text:s text:c="8"/><text:span text:style-name="T76">f</text:span><text:span text:style-name="T10">.write( </text:span><text:span text:style-name="T23">repr(REPCOUNT) + ‘,’ + </text:span><text:span text:style-name="T20">repr(</text:span><text:span text:style-name="T19">GG</text:span><text:span text:style-name="T20">)</text:span><text:span text:style-name="T19"> </text:span><text:span text:style-name="T21">+ ‘,’ </text:span><text:span text:style-name="T23">+ </text:span><text:span text:style-name="T20">repr(</text:span><text:span text:style-name="T19">Dt</text:span><text:span text:style-name="T20">) </text:span><text:span text:style-name="T21">+ ‘,’ </text:span><text:span text:style-name="T23">+</text:span><text:span text:style-name="T19"> </text:span><text:span text:style-name="T20">repr(</text:span><text:span text:style-name="T19">DX</text:span><text:span text:style-name="T20">) </text:span><text:span text:style-name="T23">~</text:span></text:p>
      <text:p text:style-name="P16"><text:span text:style-name="T20"><text:s text:c="10"/></text:span><text:span text:style-name="T21">+ ‘,’ </text:span><text:span text:style-name="T23">+</text:span><text:span text:style-name="T19"> </text:span><text:span text:style-name="T20">repr(</text:span><text:span text:style-name="T19">DY</text:span><text:span text:style-name="T20">) </text:span><text:span text:style-name="T21">+ ‘,’ </text:span><text:span text:style-name="T23">+</text:span><text:span text:style-name="T19"> </text:span><text:span text:style-name="T20">repr(</text:span><text:span text:style-name="T19">XPOS0</text:span><text:span text:style-name="T20">) </text:span><text:span text:style-name="T23">~</text:span></text:p>
      <text:p text:style-name="P16"><text:span text:style-name="T21"><text:s text:c="10"/>+ ‘,’ </text:span><text:span text:style-name="T23">+</text:span><text:span text:style-name="T19"> <text:s/></text:span><text:span text:style-name="T20">repr(</text:span><text:span text:style-name="T19">YPOS0</text:span><text:span text:style-name="T20">) </text:span><text:span text:style-name="T22"><text:s/></text:span><text:span text:style-name="T21">+ ‘,’ </text:span><text:span text:style-name="T23">+</text:span><text:span text:style-name="T19"> <text:s/></text:span><text:span text:style-name="T20">repr(</text:span><text:span text:style-name="T19">XPOS</text:span><text:span text:style-name="T20">) </text:span><text:span text:style-name="T21">+ ‘,’ </text:span><text:span text:style-name="T23">+</text:span><text:span text:style-name="T19"> <text:s/></text:span><text:span text:style-name="T20">repr(</text:span><text:span text:style-name="T19">YPOS</text:span><text:span text:style-name="T20">) </text:span><text:span text:style-name="T21">+ ‘,’ </text:span><text:span text:style-name="T23">+</text:span><text:span text:style-name="T19"> <text:s/></text:span><text:span text:style-name="T20">repr(</text:span><text:span text:style-name="T19">XVEL</text:span><text:span text:style-name="T20">) </text:span><text:span text:style-name="T23">~</text:span></text:p>
      <text:p text:style-name="P16"><text:span text:style-name="T20"><text:s text:c="11"/></text:span><text:span text:style-name="T21">+ ‘,’ </text:span><text:span text:style-name="T23">+</text:span><text:span text:style-name="T19"> </text:span><text:span text:style-name="T20">repr(</text:span><text:span text:style-name="T19">YVEL</text:span><text:span text:style-name="T20">) </text:span><text:span text:style-name="T21">+ ‘,’ </text:span><text:span text:style-name="T23">+</text:span><text:span text:style-name="T19"> </text:span><text:span text:style-name="T20">repr(</text:span><text:span text:style-name="T19">XACC</text:span><text:span text:style-name="T20">) </text:span><text:span text:style-name="T21">+ ‘,’ </text:span><text:span text:style-name="T23">+</text:span><text:span text:style-name="T19"> </text:span><text:span text:style-name="T20">repr(</text:span><text:span text:style-name="T19">YACC</text:span><text:span text:style-name="T20">)</text:span><text:span text:style-name="T13"> + ' \n') <text:s text:c="2"/></text:span></text:p>
      <text:p text:style-name="P18"><text:span text:style-name="T13"><text:s text:c="6"/></text:span><text:span text:style-name="T24">]</text:span></text:p>
      <text:p text:style-name="P18"><text:span text:style-name="T24"><text:s text:c="3"/>IF nWrite = </text:span><text:span text:style-name="T26">1000</text:span><text:span text:style-name="T25">0</text:span><text:span text:style-name="T24"> [ nWrite = 0 ]</text:span></text:p>
      <text:p text:style-name="P1"><text:s text:c="2"/>]</text:p>
      <text:p text:style-name="P83">PRINT “Fa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2="1" draw:dots2-length="0.2mm" draw:distance="0.2mm"/>
    <draw:stroke-dash draw:name="Dashed_20__28_var_29__20_5" draw:display-name="Dashed (var) 5"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09:37:31.818519998</meta:creation-date>
    <dc:title>template-default</dc:title>
    <meta:generator>LibreOffice/5.1.6.2$Linux_x86 LibreOffice_project/10m0$Build-2</meta:generator>
    <meta:editing-duration>P1DT19H19M49S</meta:editing-duration>
    <meta:editing-cycles>478</meta:editing-cycles>
    <dc:date>2017-05-19T09:46:08.513537193</dc:date>
    <meta:document-statistic meta:table-count="0" meta:image-count="0" meta:object-count="0" meta:page-count="3" meta:paragraph-count="120" meta:word-count="738" meta:character-count="4110" meta:non-whitespace-character-count="2867"/>
    <meta:template xlink:type="simple" xlink:actuate="onRequest" xlink:title="template-default" xlink:href="../../.config/libreoffice/4/user/template/template-default.ott" meta:date="2017-04-17T09:37:30.352523488"/>
  </office:meta>
</office:document-meta>
</file>